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200004A40000472A0000232A1BB2746E83662FA3.svm" manifest:media-type=""/>
  <manifest:file-entry manifest:full-path="Pictures/2000021300003E80000023281F4C67A4BC5DB24E.svm" manifest:media-type=""/>
  <manifest:file-entry manifest:full-path="Pictures/200002BB00003E80000023283DD49387CB3E7226.svm" manifest:media-type=""/>
  <manifest:file-entry manifest:full-path="Pictures/200003FF00003E960000232AF24EA13810D32E01.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127cm" table:align="left"/>
    </style:style>
    <style:style style:name="Tableau1.A" style:family="table-column">
      <style:table-column-properties style:column-width="3.955cm"/>
    </style:style>
    <style:style style:name="Tableau1.B" style:family="table-column">
      <style:table-column-properties style:column-width="1.018cm"/>
    </style:style>
    <style:style style:name="Tableau1.C" style:family="table-column">
      <style:table-column-properties style:column-width="0.93cm"/>
    </style:style>
    <style:style style:name="Tableau1.1" style:family="table-row">
      <style:table-row-properties style:min-row-height="0.549cm"/>
    </style:style>
    <style:style style:name="Tableau1.A1" style:family="table-cell">
      <style:table-cell-properties style:vertical-align="middle" fo:padding="0.049cm" fo:border-left="1.25pt solid #008000" fo:border-right="none" fo:border-top="1.25pt solid #008000" fo:border-bottom="1.25pt solid #008000"/>
    </style:style>
    <style:style style:name="Tableau1.B1" style:family="table-cell" style:data-style-name="N0">
      <style:table-cell-properties style:vertical-align="middle" fo:padding="0.049cm" fo:border-left="1.25pt solid #008000" fo:border-right="none" fo:border-top="1.25pt solid #008000" fo:border-bottom="1.25pt solid #008000"/>
    </style:style>
    <style:style style:name="Tableau1.N1" style:family="table-cell" style:data-style-name="N0">
      <style:table-cell-properties style:vertical-align="middle" fo:padding="0.049cm" fo:border="1.25pt solid #008000"/>
    </style:style>
    <style:style style:name="Tableau1.A2" style:family="table-cell">
      <style:table-cell-properties style:vertical-align="middle" fo:padding="0.049cm" fo:border-left="1.25pt solid #008000" fo:border-right="none" fo:border-top="none" fo:border-bottom="1.25pt solid #008000"/>
    </style:style>
    <style:style style:name="Tableau1.B2" style:family="table-cell" style:data-style-name="N3">
      <style:table-cell-properties style:vertical-align="middle" fo:padding="0.049cm" fo:border-left="1.25pt solid #008000" fo:border-right="none" fo:border-top="none" fo:border-bottom="1.25pt solid #008000"/>
    </style:style>
    <style:style style:name="Tableau1.N2" style:family="table-cell" style:data-style-name="N3">
      <style:table-cell-properties style:vertical-align="middle" fo:padding="0.049cm" fo:border-left="1.25pt solid #008000" fo:border-right="1.25pt solid #008000" fo:border-top="none" fo:border-bottom="1.25pt solid #008000"/>
    </style:style>
    <style:style style:name="Tableau1.A3" style:family="table-cell">
      <style:table-cell-properties style:vertical-align="middle" fo:padding="0.049cm" fo:border-left="1.25pt solid #008000" fo:border-right="none" fo:border-top="none" fo:border-bottom="1.25pt solid #008000"/>
    </style:style>
    <style:style style:name="Tableau1.A4" style:family="table-cell">
      <style:table-cell-properties style:vertical-align="middle" fo:padding="0.049cm" fo:border-left="1.25pt solid #008000" fo:border-right="none" fo:border-top="none" fo:border-bottom="1.25pt solid #008000"/>
    </style:style>
    <style:style style:name="Tableau1.B4" style:family="table-cell" style:data-style-name="N107">
      <style:table-cell-properties style:vertical-align="middle" fo:padding="0.049cm" fo:border-left="1.25pt solid #008000" fo:border-right="none" fo:border-top="none" fo:border-bottom="1.25pt solid #008000"/>
    </style:style>
    <style:style style:name="Tableau1.N4" style:family="table-cell" style:data-style-name="N107">
      <style:table-cell-properties style:vertical-align="middle" fo:padding="0.049cm" fo:border-left="1.25pt solid #008000" fo:border-right="1.25pt solid #008000" fo:border-top="none" fo:border-bottom="1.25pt solid #008000"/>
    </style:style>
    <style:style style:name="Tableau1.A5" style:family="table-cell">
      <style:table-cell-properties style:vertical-align="middle" fo:padding="0.049cm" fo:border-left="1.25pt solid #008000" fo:border-right="none" fo:border-top="none" fo:border-bottom="1.25pt solid #008000"/>
    </style:style>
    <style:style style:name="Tableau2" style:family="table">
      <style:table-properties style:width="12.628cm" table:align="left"/>
    </style:style>
    <style:style style:name="Tableau2.A" style:family="table-column">
      <style:table-column-properties style:column-width="6.505cm"/>
    </style:style>
    <style:style style:name="Tableau2.B" style:family="table-column">
      <style:table-column-properties style:column-width="2.041cm"/>
    </style:style>
    <style:style style:name="Tableau2.1" style:family="table-row">
      <style:table-row-properties style:min-row-height="0.549cm"/>
    </style:style>
    <style:style style:name="Tableau2.A1" style:family="table-cell">
      <style:table-cell-properties style:vertical-align="middle" fo:padding="0.049cm" fo:border-left="0.75pt solid #008000" fo:border-right="none" fo:border-top="0.75pt solid #008000" fo:border-bottom="0.75pt solid #008000"/>
    </style:style>
    <style:style style:name="Tableau2.B1" style:family="table-cell" style:data-style-name="N0">
      <style:table-cell-properties style:vertical-align="middle" fo:padding="0.049cm" fo:border-left="0.75pt solid #008000" fo:border-right="none" fo:border-top="0.75pt solid #008000" fo:border-bottom="0.75pt solid #008000"/>
    </style:style>
    <style:style style:name="Tableau2.D1" style:family="table-cell" style:data-style-name="N0">
      <style:table-cell-properties style:vertical-align="middle" fo:padding="0.049cm" fo:border="0.75pt solid #008000"/>
    </style:style>
    <style:style style:name="Tableau2.A2" style:family="table-cell">
      <style:table-cell-properties style:vertical-align="middle" fo:padding="0.049cm" fo:border-left="0.75pt solid #008000" fo:border-right="none" fo:border-top="none" fo:border-bottom="0.75pt solid #008000"/>
    </style:style>
    <style:style style:name="Tableau2.B2" style:family="table-cell" style:data-style-name="N3">
      <style:table-cell-properties style:vertical-align="middle" fo:padding="0.049cm" fo:border-left="0.75pt solid #008000" fo:border-right="none" fo:border-top="none" fo:border-bottom="0.75pt solid #008000"/>
    </style:style>
    <style:style style:name="Tableau2.D2" style:family="table-cell" style:data-style-name="N3">
      <style:table-cell-properties style:vertical-align="middle" fo:padding="0.049cm" fo:border-left="0.75pt solid #008000" fo:border-right="0.75pt solid #008000" fo:border-top="none" fo:border-bottom="0.75pt solid #008000"/>
    </style:style>
    <style:style style:name="Tableau2.A3" style:family="table-cell">
      <style:table-cell-properties style:vertical-align="middle" fo:padding="0.049cm" fo:border-left="0.75pt solid #008000" fo:border-right="none" fo:border-top="none" fo:border-bottom="0.75pt solid #008000"/>
    </style:style>
    <style:style style:name="Tableau2.A4" style:family="table-cell">
      <style:table-cell-properties style:vertical-align="middle" fo:padding="0.049cm" fo:border-left="0.75pt solid #008000" fo:border-right="none" fo:border-top="none" fo:border-bottom="0.75pt solid #008000"/>
    </style:style>
    <style:style style:name="Tableau6" style:family="table">
      <style:table-properties style:width="9.391cm" table:align="left"/>
    </style:style>
    <style:style style:name="Tableau6.A" style:family="table-column">
      <style:table-column-properties style:column-width="2.348cm"/>
    </style:style>
    <style:style style:name="Tableau6.1" style:family="table-row">
      <style:table-row-properties style:min-row-height="1.501cm"/>
    </style:style>
    <style:style style:name="Tableau6.A1" style:family="table-cell">
      <style:table-cell-properties style:vertical-align="middle" fo:padding="0.049cm" fo:border="none"/>
    </style:style>
    <style:style style:name="Tableau6.2" style:family="table-row">
      <style:table-row-properties style:min-row-height="0.628cm"/>
    </style:style>
    <style:style style:name="Tableau6.B2" style:family="table-cell" style:data-style-name="N107">
      <style:table-cell-properties style:vertical-align="middle" fo:padding="0.049cm" fo:border="none"/>
    </style:style>
    <style:style style:name="Tableau6.C2" style:family="table-cell" style:data-style-name="N0">
      <style:table-cell-properties style:vertical-align="middle" fo:padding="0.049cm" fo:border="none"/>
    </style:style>
    <style:style style:name="Tableau5" style:family="table">
      <style:table-properties style:width="10.402cm" table:align="left"/>
    </style:style>
    <style:style style:name="Tableau5.A" style:family="table-column">
      <style:table-column-properties style:column-width="2.57cm"/>
    </style:style>
    <style:style style:name="Tableau5.B" style:family="table-column">
      <style:table-column-properties style:column-width="2.193cm"/>
    </style:style>
    <style:style style:name="Tableau5.D" style:family="table-column">
      <style:table-column-properties style:column-width="1.759cm"/>
    </style:style>
    <style:style style:name="Tableau5.E" style:family="table-column">
      <style:table-column-properties style:column-width="1.688cm"/>
    </style:style>
    <style:style style:name="Tableau5.1" style:family="table-row">
      <style:table-row-properties style:min-row-height="0.549cm"/>
    </style:style>
    <style:style style:name="Tableau5.A1" style:family="table-cell">
      <style:table-cell-properties style:vertical-align="middle" fo:padding="0.049cm" fo:border-left="1.25pt solid #008000" fo:border-right="none" fo:border-top="1.25pt solid #008000" fo:border-bottom="1.25pt solid #008000"/>
    </style:style>
    <style:style style:name="Tableau5.E1" style:family="table-cell">
      <style:table-cell-properties style:vertical-align="middle" fo:padding="0.049cm" fo:border="1.25pt solid #008000"/>
    </style:style>
    <style:style style:name="Tableau5.A2" style:family="table-cell">
      <style:table-cell-properties style:vertical-align="middle" fo:padding="0.049cm" fo:border-left="1.25pt solid #008000" fo:border-right="none" fo:border-top="none" fo:border-bottom="1.25pt solid #008000"/>
    </style:style>
    <style:style style:name="Tableau5.B2" style:family="table-cell" style:data-style-name="N109">
      <style:table-cell-properties style:vertical-align="middle" fo:padding="0.049cm" fo:border-left="1.25pt solid #008000" fo:border-right="none" fo:border-top="none" fo:border-bottom="1.25pt solid #008000"/>
    </style:style>
    <style:style style:name="Tableau5.E2" style:family="table-cell" style:data-style-name="N110">
      <style:table-cell-properties style:vertical-align="middle" fo:padding="0.049cm" fo:border-left="1.25pt solid #008000" fo:border-right="1.25pt solid #008000" fo:border-top="none" fo:border-bottom="1.25pt solid #008000"/>
    </style:style>
    <style:style style:name="P1" style:family="paragraph" style:parent-style-name="Standard">
      <style:paragraph-properties fo:text-align="center" style:justify-single-word="false"/>
      <style:text-properties fo:font-weight="bold" officeooo:rsid="0017b97c" officeooo:paragraph-rsid="0017b97c" style:font-weight-asian="bold" style:font-weight-complex="bold"/>
    </style:style>
    <style:style style:name="P2" style:family="paragraph" style:parent-style-name="Standard">
      <style:paragraph-properties fo:text-align="justify" style:justify-single-word="false"/>
      <style:text-properties fo:font-weight="bold" officeooo:rsid="0017b97c" officeooo:paragraph-rsid="0017b97c" style:font-weight-asian="bold" style:font-weight-complex="bold"/>
    </style:style>
    <style:style style:name="P3" style:family="paragraph" style:parent-style-name="Standard">
      <style:paragraph-properties fo:text-align="justify" style:justify-single-word="false"/>
      <style:text-properties fo:font-weight="bold" officeooo:rsid="0017b97c" officeooo:paragraph-rsid="001ec29b" style:font-weight-asian="bold" style:font-weight-complex="bold"/>
    </style:style>
    <style:style style:name="P4" style:family="paragraph" style:parent-style-name="Standard">
      <style:paragraph-properties fo:text-align="justify" style:justify-single-word="false"/>
      <style:text-properties fo:font-weight="bold" officeooo:rsid="0017b97c" officeooo:paragraph-rsid="0023e6dc" style:font-weight-asian="bold" style:font-weight-complex="bold"/>
    </style:style>
    <style:style style:name="P5" style:family="paragraph" style:parent-style-name="Standard">
      <style:paragraph-properties fo:text-align="justify" style:justify-single-word="false"/>
      <style:text-properties fo:font-weight="bold" officeooo:rsid="0017b97c" officeooo:paragraph-rsid="00274fcf" style:font-weight-asian="bold" style:font-weight-complex="bold"/>
    </style:style>
    <style:style style:name="P6" style:family="paragraph" style:parent-style-name="Standard">
      <style:paragraph-properties fo:text-align="justify" style:justify-single-word="false"/>
      <style:text-properties fo:font-weight="bold" officeooo:rsid="0017b97c" officeooo:paragraph-rsid="00278f67" style:font-weight-asian="bold" style:font-weight-complex="bold"/>
    </style:style>
    <style:style style:name="P7" style:family="paragraph" style:parent-style-name="Standard">
      <style:paragraph-properties fo:text-align="justify" style:justify-single-word="false"/>
      <style:text-properties fo:font-weight="bold" officeooo:rsid="0017b97c" officeooo:paragraph-rsid="002ab4c6" style:font-weight-asian="bold" style:font-weight-complex="bold"/>
    </style:style>
    <style:style style:name="P8" style:family="paragraph" style:parent-style-name="Standard">
      <style:paragraph-properties fo:text-align="justify" style:justify-single-word="false"/>
      <style:text-properties fo:font-size="10pt" fo:font-weight="normal" officeooo:rsid="001cbad4" officeooo:paragraph-rsid="001cbad4"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fo:font-weight="normal" officeooo:rsid="001df3e1" officeooo:paragraph-rsid="001df3e1"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weight="normal" officeooo:rsid="001ec29b" officeooo:paragraph-rsid="001ec29b"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fo:font-size="10pt" fo:font-weight="normal" officeooo:rsid="0030aab8" officeooo:paragraph-rsid="0030aab8"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fo:font-size="10pt" fo:font-weight="normal" officeooo:rsid="0017b97c" officeooo:paragraph-rsid="0017b97c" style:font-size-asian="8.75pt" style:font-weight-asian="normal" style:font-size-complex="10pt" style:font-weight-complex="normal"/>
    </style:style>
    <style:style style:name="P13" style:family="paragraph" style:parent-style-name="Standard">
      <style:paragraph-properties fo:text-align="justify" style:justify-single-word="false"/>
      <style:text-properties officeooo:rsid="00261f3e" officeooo:paragraph-rsid="00261f3e"/>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style:font-name="Times New Roman" fo:font-size="10pt" style:font-size-asian="10pt" style:font-size-complex="10pt"/>
    </style:style>
    <style:style style:name="P17" style:family="paragraph" style:parent-style-name="Table_20_Contents">
      <style:paragraph-properties fo:text-align="start" style:justify-single-word="false"/>
      <style:text-properties style:font-name="Times New Roman" fo:font-size="10pt" style:font-size-asian="10pt" style:font-size-complex="10pt"/>
    </style:style>
    <style:style style:name="P18" style:family="paragraph" style:parent-style-name="Table_20_Contents">
      <style:paragraph-properties fo:text-align="start" style:justify-single-word="false"/>
      <style:text-properties style:font-name="Times New Roman" fo:font-size="10pt" officeooo:paragraph-rsid="001cbad4" style:font-size-asian="10pt" style:font-size-complex="10pt"/>
    </style:style>
    <style:style style:name="P19" style:family="paragraph" style:parent-style-name="Table_20_Contents">
      <style:paragraph-properties fo:text-align="end" style:justify-single-word="false"/>
      <style:text-properties style:font-name="Times New Roman" fo:font-size="10pt" style:font-size-asian="10pt" style:font-size-complex="10pt"/>
    </style:style>
    <style:style style:name="P20" style:family="paragraph" style:parent-style-name="Table_20_Contents">
      <style:text-properties style:font-name="Times New Roman" fo:font-size="10pt" officeooo:rsid="001df3e1" officeooo:paragraph-rsid="001df3e1" style:font-size-asian="10pt" style:font-size-complex="10pt"/>
    </style:style>
    <style:style style:name="P21" style:family="paragraph" style:parent-style-name="Table_20_Contents">
      <style:paragraph-properties fo:text-align="end" style:justify-single-word="false"/>
      <style:text-properties style:font-name="Times New Roman" fo:font-size="10pt" officeooo:rsid="002e6459" officeooo:paragraph-rsid="002e6459" style:font-size-asian="10pt" style:font-size-complex="10pt"/>
    </style:style>
    <style:style style:name="P22" style:family="paragraph" style:parent-style-name="Table_20_Contents">
      <style:paragraph-properties fo:text-align="end" style:justify-single-word="false"/>
      <style:text-properties style:font-name="Times New Roman" fo:font-size="10pt" fo:font-weight="bold" style:font-size-asian="10pt" style:font-size-complex="10pt"/>
    </style:style>
    <style:style style:name="P23" style:family="paragraph" style:parent-style-name="Table_20_Contents">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24" style:family="paragraph" style:parent-style-name="Table_20_Contents">
      <style:text-properties officeooo:rsid="001fbd7f" officeooo:paragraph-rsid="001fbd7f"/>
    </style:style>
    <style:style style:name="P25" style:family="paragraph" style:parent-style-name="Table_20_Contents">
      <style:paragraph-properties fo:text-align="end" style:justify-single-word="false"/>
      <style:text-properties fo:color="#ff0000" style:font-name="Times New Roman" fo:font-size="10pt" style:font-size-asian="10pt" style:font-size-complex="10pt"/>
    </style:style>
    <style:style style:name="P26" style:family="paragraph" style:parent-style-name="Table_20_Contents">
      <style:paragraph-properties fo:text-align="start" style:justify-single-word="false"/>
      <style:text-properties fo:font-size="12pt"/>
    </style:style>
    <style:style style:name="P27" style:family="paragraph" style:parent-style-name="Table_20_Contents">
      <style:paragraph-properties fo:text-align="end" style:justify-single-word="false"/>
      <style:text-properties fo:font-size="12pt"/>
    </style:style>
    <style:style style:name="P28" style:family="paragraph" style:parent-style-name="Table_20_Contents">
      <style:paragraph-properties fo:text-align="start" style:justify-single-word="false"/>
      <style:text-properties fo:font-size="10pt" fo:font-weight="normal" officeooo:rsid="00209f41" officeooo:paragraph-rsid="00222813" style:font-size-asian="8.75pt" style:font-weight-asian="normal" style:font-size-complex="10pt" style:font-weight-complex="normal"/>
    </style:style>
    <style:style style:name="P29" style:family="paragraph" style:parent-style-name="Standard">
      <style:paragraph-properties fo:margin-left="1.251cm" fo:margin-right="0cm" fo:text-align="justify" style:justify-single-word="false" fo:text-indent="0cm" style:auto-text-indent="false"/>
      <style:text-properties officeooo:paragraph-rsid="0025b577"/>
    </style:style>
    <style:style style:name="P30" style:family="paragraph" style:parent-style-name="Standard">
      <style:paragraph-properties fo:margin-left="1.251cm" fo:margin-right="0cm" fo:text-align="justify" style:justify-single-word="false" fo:text-indent="0cm" style:auto-text-indent="false"/>
      <style:text-properties officeooo:rsid="0025b577" officeooo:paragraph-rsid="0025b577"/>
    </style:style>
    <style:style style:name="P31" style:family="paragraph" style:parent-style-name="Standard">
      <style:paragraph-properties fo:margin-left="1.251cm" fo:margin-right="0cm" fo:margin-top="0cm" fo:margin-bottom="0.199cm" loext:contextual-spacing="false" fo:text-align="justify" style:justify-single-word="false" fo:text-indent="0cm" style:auto-text-indent="false"/>
      <style:text-properties fo:font-size="10pt" fo:font-weight="normal" officeooo:rsid="00273cfa" officeooo:paragraph-rsid="00273cfa" style:font-size-asian="8.75pt" style:font-weight-asian="normal" style:font-size-complex="10pt" style:font-weight-complex="normal"/>
    </style:style>
    <style:style style:name="P32" style:family="paragraph" style:parent-style-name="Standard">
      <style:paragraph-properties fo:margin-left="1.251cm" fo:margin-right="0cm" fo:margin-top="0cm" fo:margin-bottom="0cm" loext:contextual-spacing="false" fo:text-align="justify" style:justify-single-word="false" fo:text-indent="0cm" style:auto-text-indent="false"/>
      <style:text-properties officeooo:rsid="00273cfa" officeooo:paragraph-rsid="00273cfa"/>
    </style:style>
    <style:style style:name="P33"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278836" officeooo:paragraph-rsid="00278f67" style:font-size-asian="8.75pt" style:font-weight-asian="normal" style:font-size-complex="10pt" style:font-weight-complex="normal"/>
    </style:style>
    <style:style style:name="P34"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rsid="00278f67" officeooo:paragraph-rsid="00278f67"/>
    </style:style>
    <style:style style:name="P35"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rsid="0028eb12" officeooo:paragraph-rsid="0028eb12"/>
    </style:style>
    <style:style style:name="P36"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rsid="00274fcf" officeooo:paragraph-rsid="00274fcf"/>
    </style:style>
    <style:style style:name="P37" style:family="paragraph" style:parent-style-name="Standard">
      <style:paragraph-properties fo:margin-top="0cm" fo:margin-bottom="0cm" loext:contextual-spacing="false" fo:text-align="justify" style:justify-single-word="false"/>
      <style:text-properties officeooo:rsid="00278f67" officeooo:paragraph-rsid="00278f67"/>
    </style:style>
    <style:style style:name="P38" style:family="paragraph" style:parent-style-name="Standard">
      <style:paragraph-properties fo:margin-top="0cm" fo:margin-bottom="0cm" loext:contextual-spacing="false" fo:text-align="justify" style:justify-single-word="false"/>
      <style:text-properties officeooo:rsid="002ab4c6" officeooo:paragraph-rsid="002ab4c6"/>
    </style:style>
    <style:style style:name="P39" style:family="paragraph" style:parent-style-name="Standard">
      <style:paragraph-properties fo:margin-top="0cm" fo:margin-bottom="0cm" loext:contextual-spacing="false" fo:text-align="justify" style:justify-single-word="false"/>
      <style:text-properties fo:font-size="10pt" fo:font-weight="normal" officeooo:rsid="00278836" officeooo:paragraph-rsid="00278836" style:font-size-asian="8.75pt" style:font-weight-asian="normal" style:font-size-complex="10pt" style:font-weight-complex="normal"/>
    </style:style>
    <style:style style:name="P40" style:family="paragraph" style:parent-style-name="Standard">
      <style:paragraph-properties fo:margin-top="0cm" fo:margin-bottom="0cm" loext:contextual-spacing="false" fo:text-align="justify" style:justify-single-word="false"/>
      <style:text-properties fo:font-size="10pt" fo:font-weight="normal" officeooo:rsid="00278f67" officeooo:paragraph-rsid="00278f67" style:font-size-asian="8.75pt" style:font-weight-asian="normal" style:font-size-complex="10pt" style:font-weight-complex="normal"/>
    </style:style>
    <style:style style:name="P41" style:family="paragraph" style:parent-style-name="Standard">
      <style:paragraph-properties fo:margin-top="0cm" fo:margin-bottom="0cm" loext:contextual-spacing="false" fo:text-align="justify" style:justify-single-word="false"/>
      <style:text-properties fo:font-size="10pt" fo:font-weight="normal" officeooo:rsid="002ab4c6" officeooo:paragraph-rsid="002ab4c6" style:font-size-asian="8.75pt" style:font-weight-asian="normal" style:font-size-complex="10pt" style:font-weight-complex="normal"/>
    </style:style>
    <style:style style:name="P42" style:family="paragraph" style:parent-style-name="Standard">
      <style:paragraph-properties fo:text-align="justify" style:justify-single-word="false" fo:break-before="page"/>
      <style:text-properties fo:font-weight="bold" officeooo:rsid="0017b97c" officeooo:paragraph-rsid="002ab4c6" style:font-weight-asian="bold" style:font-weight-complex="bold"/>
    </style:style>
    <style:style style:name="P43" style:family="paragraph" style:parent-style-name="Standard" style:list-style-name="L1">
      <style:paragraph-properties fo:text-align="justify" style:justify-single-word="false"/>
      <style:text-properties fo:font-size="10pt" fo:font-weight="normal" officeooo:rsid="003d5354" officeooo:paragraph-rsid="0017b97c" style:font-size-asian="8.75pt" style:font-weight-asian="normal" style:font-size-complex="10pt" style:font-weight-complex="normal"/>
    </style:style>
    <style:style style:name="P44" style:family="paragraph" style:parent-style-name="Standard" style:list-style-name="L1">
      <style:paragraph-properties fo:text-align="justify" style:justify-single-word="false"/>
      <style:text-properties fo:font-size="10pt" fo:font-weight="normal" officeooo:rsid="00199dba" officeooo:paragraph-rsid="001b0893" style:font-size-asian="8.75pt" style:font-weight-asian="normal" style:font-size-complex="10pt" style:font-weight-complex="normal"/>
    </style:style>
    <style:style style:name="P45" style:family="paragraph" style:parent-style-name="Standard" style:list-style-name="L1">
      <style:paragraph-properties fo:text-align="justify" style:justify-single-word="false"/>
      <style:text-properties fo:font-size="10pt" fo:font-weight="normal" officeooo:rsid="001cbad4" officeooo:paragraph-rsid="001cbad4" style:font-size-asian="8.75pt" style:font-weight-asian="normal" style:font-size-complex="10pt" style:font-weight-complex="normal"/>
    </style:style>
    <style:style style:name="P46" style:family="paragraph" style:parent-style-name="Standard" style:list-style-name="L1">
      <style:paragraph-properties fo:text-align="justify" style:justify-single-word="false"/>
      <style:text-properties fo:font-size="10pt" fo:font-weight="normal" officeooo:rsid="001cbad4" officeooo:paragraph-rsid="002e6459" style:font-size-asian="8.75pt" style:font-weight-asian="normal" style:font-size-complex="10pt" style:font-weight-complex="normal"/>
    </style:style>
    <style:style style:name="P47" style:family="paragraph" style:parent-style-name="Standard" style:list-style-name="L1">
      <style:paragraph-properties fo:text-align="justify" style:justify-single-word="false"/>
      <style:text-properties fo:font-size="10pt" fo:font-weight="normal" officeooo:rsid="001cbad4" officeooo:paragraph-rsid="001df3e1" style:font-size-asian="8.75pt" style:font-weight-asian="normal" style:font-size-complex="10pt" style:font-weight-complex="normal"/>
    </style:style>
    <style:style style:name="P48" style:family="paragraph" style:parent-style-name="Standard" style:list-style-name="L1">
      <style:paragraph-properties fo:text-align="justify" style:justify-single-word="false"/>
      <style:text-properties fo:font-size="10pt" fo:font-weight="normal" officeooo:rsid="001cbad4" officeooo:paragraph-rsid="0023e6dc" style:font-size-asian="8.75pt" style:font-weight-asian="normal" style:font-size-complex="10pt" style:font-weight-complex="normal"/>
    </style:style>
    <style:style style:name="P49" style:family="paragraph" style:parent-style-name="Standard" style:list-style-name="L1">
      <style:paragraph-properties fo:text-align="justify" style:justify-single-word="false"/>
      <style:text-properties fo:font-size="10pt" fo:font-weight="normal" officeooo:rsid="001cbad4" officeooo:paragraph-rsid="00274fcf" style:font-size-asian="8.75pt" style:font-weight-asian="normal" style:font-size-complex="10pt" style:font-weight-complex="normal"/>
    </style:style>
    <style:style style:name="P50" style:family="paragraph" style:parent-style-name="Standard" style:list-style-name="L1">
      <style:paragraph-properties fo:text-align="justify" style:justify-single-word="false"/>
      <style:text-properties fo:font-size="10pt" fo:font-weight="normal" officeooo:rsid="001df3e1" officeooo:paragraph-rsid="001df3e1" style:font-size-asian="8.75pt" style:font-weight-asian="normal" style:font-size-complex="10pt" style:font-weight-complex="normal"/>
    </style:style>
    <style:style style:name="P51" style:family="paragraph" style:parent-style-name="Standard" style:list-style-name="L1">
      <style:paragraph-properties fo:text-align="justify" style:justify-single-word="false"/>
      <style:text-properties fo:font-size="10pt" fo:font-weight="normal" officeooo:rsid="0030aab8" officeooo:paragraph-rsid="0030aab8" style:font-size-asian="8.75pt" style:font-weight-asian="normal" style:font-size-complex="10pt" style:font-weight-complex="normal"/>
    </style:style>
    <style:style style:name="P52" style:family="paragraph" style:parent-style-name="Standard" style:list-style-name="L2">
      <style:paragraph-properties fo:text-align="justify" style:justify-single-word="false"/>
      <style:text-properties fo:font-size="10pt" fo:font-weight="normal" officeooo:rsid="001ec29b" officeooo:paragraph-rsid="001ec29b" style:font-size-asian="8.75pt" style:font-weight-asian="normal" style:font-size-complex="10pt" style:font-weight-complex="normal"/>
    </style:style>
    <style:style style:name="P53" style:family="paragraph" style:parent-style-name="Standard" style:list-style-name="L2">
      <style:paragraph-properties fo:text-align="justify" style:justify-single-word="false"/>
      <style:text-properties fo:font-size="10pt" fo:font-weight="normal" officeooo:rsid="001ec29b" officeooo:paragraph-rsid="003ee251" style:font-size-asian="8.75pt" style:font-weight-asian="normal" style:font-size-complex="10pt" style:font-weight-complex="normal"/>
    </style:style>
    <style:style style:name="P54" style:family="paragraph" style:parent-style-name="Standard" style:list-style-name="L4">
      <style:paragraph-properties fo:text-align="justify" style:justify-single-word="false"/>
      <style:text-properties fo:font-size="10pt" fo:font-weight="normal" officeooo:rsid="00261f3e" officeooo:paragraph-rsid="00261f3e" style:font-size-asian="8.75pt" style:font-weight-asian="normal" style:font-size-complex="10pt" style:font-weight-complex="normal"/>
    </style:style>
    <style:style style:name="P55" style:family="paragraph" style:parent-style-name="Standard" style:list-style-name="L3">
      <style:paragraph-properties fo:text-align="justify" style:justify-single-word="false"/>
      <style:text-properties officeooo:rsid="0024fde8" officeooo:paragraph-rsid="0025b577"/>
    </style:style>
    <style:style style:name="P56" style:family="paragraph" style:parent-style-name="Standard" style:list-style-name="L4">
      <style:paragraph-properties fo:margin-top="0cm" fo:margin-bottom="0.199cm" loext:contextual-spacing="false" fo:text-align="justify" style:justify-single-word="false"/>
      <style:text-properties officeooo:rsid="00261f3e" officeooo:paragraph-rsid="00335dc6"/>
    </style:style>
    <style:style style:name="P57" style:family="paragraph" style:parent-style-name="Standard" style:list-style-name="L4">
      <style:paragraph-properties fo:margin-top="0cm" fo:margin-bottom="0.199cm" loext:contextual-spacing="false" fo:text-align="justify" style:justify-single-word="false"/>
      <style:text-properties fo:font-size="10pt" fo:font-weight="normal" officeooo:rsid="00273cfa" officeooo:paragraph-rsid="00335dc6" style:font-size-asian="8.75pt" style:font-weight-asian="normal" style:font-size-complex="10pt" style:font-weight-complex="normal"/>
    </style:style>
    <style:style style:name="P58"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274fcf" officeooo:paragraph-rsid="00274fcf" style:font-size-asian="8.75pt" style:font-weight-asian="normal" style:font-size-complex="10pt" style:font-weight-complex="normal"/>
    </style:style>
    <style:style style:name="P59"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274fcf" officeooo:paragraph-rsid="00278836" style:font-size-asian="8.75pt" style:font-weight-asian="normal" style:font-size-complex="10pt" style:font-weight-complex="normal"/>
    </style:style>
    <style:style style:name="P60"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278836" officeooo:paragraph-rsid="00278836" style:font-size-asian="8.75pt" style:font-weight-asian="normal" style:font-size-complex="10pt" style:font-weight-complex="normal"/>
    </style:style>
    <style:style style:name="P61" style:family="paragraph" style:parent-style-name="Standard" style:list-style-name="L6">
      <style:paragraph-properties fo:margin-left="0cm" fo:margin-right="0cm" fo:margin-top="0cm" fo:margin-bottom="0cm" loext:contextual-spacing="false" fo:text-align="justify" style:justify-single-word="false" fo:text-indent="0cm" style:auto-text-indent="false"/>
      <style:text-properties fo:font-size="10pt" fo:font-weight="normal" officeooo:rsid="0028eb12" officeooo:paragraph-rsid="0028eb12" style:font-size-asian="8.75pt" style:font-weight-asian="normal" style:font-size-complex="10pt" style:font-weight-complex="normal"/>
    </style:style>
    <style:style style:name="P62"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officeooo:rsid="00274fcf" officeooo:paragraph-rsid="00274fcf"/>
    </style:style>
    <style:style style:name="P63"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officeooo:rsid="00278836" officeooo:paragraph-rsid="00278836"/>
    </style:style>
    <style:style style:name="P64" style:family="paragraph" style:parent-style-name="Table_20_Contents" style:list-style-name="L2">
      <style:paragraph-properties fo:text-align="justify" style:justify-single-word="false"/>
      <style:text-properties fo:font-size="10pt" fo:font-weight="normal" officeooo:rsid="001fbd7f" officeooo:paragraph-rsid="001fbd7f" style:font-size-asian="8.75pt" style:font-weight-asian="normal" style:font-size-complex="10pt" style:font-weight-complex="normal"/>
    </style:style>
    <style:style style:name="P65" style:family="paragraph" style:parent-style-name="Table_20_Contents" style:list-style-name="L2">
      <style:paragraph-properties fo:text-align="justify" style:justify-single-word="false"/>
      <style:text-properties fo:font-size="10pt" fo:font-weight="normal" officeooo:rsid="00222813" officeooo:paragraph-rsid="00222813" style:font-size-asian="8.75pt" style:font-weight-asian="normal" style:font-size-complex="10pt" style:font-weight-complex="normal"/>
    </style:style>
    <style:style style:name="P66" style:family="paragraph" style:parent-style-name="Table_20_Contents" style:list-style-name="L2">
      <style:paragraph-properties fo:text-align="justify" style:justify-single-word="false"/>
      <style:text-properties fo:font-size="10pt" fo:font-weight="normal" officeooo:rsid="003173fa" officeooo:paragraph-rsid="003173fa" style:font-size-asian="8.75pt" style:font-weight-asian="normal" style:font-size-complex="10pt" style:font-weight-complex="normal"/>
    </style:style>
    <style:style style:name="T1" style:family="text">
      <style:text-properties officeooo:rsid="001b0893"/>
    </style:style>
    <style:style style:name="T2" style:family="text">
      <style:text-properties officeooo:rsid="001cbad4"/>
    </style:style>
    <style:style style:name="T3" style:family="text">
      <style:text-properties fo:font-size="10pt" fo:font-weight="normal" style:font-size-asian="8.75pt" style:font-weight-asian="normal" style:font-size-complex="10pt" style:font-weight-complex="normal"/>
    </style:style>
    <style:style style:name="T4" style:family="text">
      <style:text-properties fo:font-size="10pt" fo:font-weight="normal" officeooo:rsid="00254767" style:font-size-asian="8.75pt" style:font-weight-asian="normal" style:font-size-complex="10pt" style:font-weight-complex="normal"/>
    </style:style>
    <style:style style:name="T5" style:family="text">
      <style:text-properties fo:font-size="10pt" fo:font-weight="normal" officeooo:rsid="0024fde8" style:font-size-asian="8.75pt" style:font-weight-asian="normal" style:font-size-complex="10pt" style:font-weight-complex="normal"/>
    </style:style>
    <style:style style:name="T6" style:family="text">
      <style:text-properties fo:font-size="10pt" fo:font-weight="normal" officeooo:rsid="00273cfa" style:font-size-asian="8.75pt" style:font-weight-asian="normal" style:font-size-complex="10pt" style:font-weight-complex="normal"/>
    </style:style>
    <style:style style:name="T7" style:family="text">
      <style:text-properties fo:font-size="10pt" fo:font-weight="normal" officeooo:rsid="00278836" style:font-size-asian="8.75pt" style:font-weight-asian="normal" style:font-size-complex="10pt" style:font-weight-complex="normal"/>
    </style:style>
    <style:style style:name="T8" style:family="text">
      <style:text-properties fo:font-size="10pt" fo:font-weight="normal" officeooo:rsid="002b0479" style:font-size-asian="8.75pt" style:font-weight-asian="normal" style:font-size-complex="10pt" style:font-weight-complex="normal"/>
    </style:style>
    <style:style style:name="T9" style:family="text">
      <style:text-properties fo:font-size="10pt" fo:font-weight="normal" officeooo:rsid="00335dc6" style:font-size-asian="8.75pt" style:font-weight-asian="normal" style:font-size-complex="10pt" style:font-weight-complex="normal"/>
    </style:style>
    <style:style style:name="T10"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11" style:family="text">
      <style:text-properties officeooo:rsid="0017b97c"/>
    </style:style>
    <style:style style:name="T12" style:family="text">
      <style:text-properties officeooo:rsid="001df3e1"/>
    </style:style>
    <style:style style:name="T13" style:family="text">
      <style:text-properties officeooo:rsid="00199dba"/>
    </style:style>
    <style:style style:name="T14" style:family="text">
      <style:text-properties officeooo:rsid="001ec29b"/>
    </style:style>
    <style:style style:name="T15" style:family="text">
      <style:text-properties officeooo:rsid="0023e6dc"/>
    </style:style>
    <style:style style:name="T16" style:family="text">
      <style:text-properties fo:font-style="italic" officeooo:rsid="002ab4c6" style:font-style-asian="italic" style:font-style-complex="italic"/>
    </style:style>
    <style:style style:name="T17" style:family="text">
      <style:text-properties fo:font-style="italic" officeooo:rsid="001b0893" style:font-style-asian="italic" style:font-style-complex="italic"/>
    </style:style>
    <style:style style:name="T18" style:family="text">
      <style:text-properties officeooo:rsid="00274fcf"/>
    </style:style>
    <style:style style:name="T19" style:family="text">
      <style:text-properties officeooo:rsid="00278f67"/>
    </style:style>
    <style:style style:name="T20" style:family="text">
      <style:text-properties officeooo:rsid="002ab4c6"/>
    </style:style>
    <style:style style:name="T21" style:family="text">
      <style:text-properties officeooo:rsid="002b0479"/>
    </style:style>
    <style:style style:name="T22" style:family="text">
      <style:text-properties officeooo:rsid="002e6459"/>
    </style:style>
    <style:style style:name="T23" style:family="text">
      <style:text-properties style:text-position="super 58%" officeooo:rsid="002e6459"/>
    </style:style>
    <style:style style:name="T24" style:family="text">
      <style:text-properties officeooo:rsid="002ead1b"/>
    </style:style>
    <style:style style:name="T25" style:family="text">
      <style:text-properties officeooo:rsid="00308294"/>
    </style:style>
    <style:style style:name="T26" style:family="text">
      <style:text-properties officeooo:rsid="0030e4db"/>
    </style:style>
    <style:style style:name="T27" style:family="text">
      <style:text-properties officeooo:rsid="00335dc6"/>
    </style:style>
    <style:style style:name="T28" style:family="text">
      <style:text-properties officeooo:rsid="003460a4"/>
    </style:style>
    <style:style style:name="T29" style:family="text">
      <style:text-properties officeooo:rsid="0036d282"/>
    </style:style>
    <style:style style:name="T30" style:family="text">
      <style:text-properties officeooo:rsid="00150847"/>
    </style:style>
    <style:style style:name="T31" style:family="text">
      <style:text-properties officeooo:rsid="003f130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consecutive-numbering="true">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3">
      <number:number number:decimal-places="0" loext:min-decimal-places="0" number:min-integer-digits="1" number:grouping="true"/>
    </number:number-style>
    <number:number-style style:name="N107">
      <number:number number:decimal-places="1" loext:min-decimal-places="1" number:min-integer-digits="1"/>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percentage-style style:name="N110">
      <number:number number:decimal-places="1" loext:min-decimal-places="1"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rigé de l’épreuve de statistiques de <text:span text:style-name="T14">décembre </text:span>201<text:span text:style-name="T14">4</text:span></text:p>
      <text:p text:style-name="P2"/>
      <text:p text:style-name="P2">Exercice 1</text:p>
      <text:list xml:id="list637358396" text:style-name="L1">
        <text:list-item>
          <text:p text:style-name="P43">Le salaire horaire brut moyen des hommes dans la tranche d’âge de 46 à 50 ans est de 22,5 euros.</text:p>
        </text:list-item>
      </text:list>
      <text:p text:style-name="P12"/>
      <text:list xml:id="list95455593107469" text:continue-numbering="true" text:style-name="L1">
        <text:list-item>
          <text:p text:style-name="P44">Dans la dépense en recherche et développement, <text:span text:style-name="T1">la répartition « </text:span>dépenses courantes » <text:span text:style-name="T17">versus</text:span><text:span text:style-name="T1"> « capital » est relativement stable dans les administrations publiques avec 90 % pour les dépenses courantes et 10 % pour le capital. En ce qui concerne les entreprises, la répartition est de l’ordre de 8 % pour les dépenses courantes et 12 % pour le capital ; mais la part de l’investissement a été plus élevée en 2002 (14 %), 2003 (15%) et 2006 (16%) et plus faible à 9 % de 2007 à 2009.</text:span></text:p>
        </text:list-item>
        <text:list-item>
          <text:p text:style-name="P45"><text:span text:style-name="T12">A</text:span>fin de calculer des indices référence 100 en 2000 <text:span text:style-name="T11">de recherche et développement pour l’environnement </text:span>des administrations et des entreprises de 2000 à 2010 on multiplie par 100 la dépense de l’année et on divise par le montant en 2000. Ainsi pour les administrations <text:span text:style-name="T25">et les entreprises</text:span> en 2001 on a 100*<text:span text:style-name="T25">2 465</text:span>/<text:span text:style-name="T25">2 133</text:span>, soit 1<text:span text:style-name="T25">15</text:span>,<text:span text:style-name="T25">6</text:span>. on obtient le tableau suivant :</text:p>
        </text:list-item>
      </text:list>
      <text:p text:style-name="P8"/>
      <text:p text:style-name="P8"><draw:frame draw:style-name="fr5" draw:name="Objet2" text:anchor-type="paragraph" svg:width="18.508cm" svg:height="2.043cm" draw:z-index="6"><draw:object xlink:href="./Object 2" xlink:type="simple" xlink:show="embed" xlink:actuate="onLoad"/><draw:image xlink:href="./ObjectReplacements/Object 2" xlink:type="simple" xlink:show="embed" xlink:actuate="onLoad"/></draw:frame></text:p>
      <text:p text:style-name="P8"><text:tab/><text:span text:style-name="T25">Pour ceux qui ont séparé publique et entreprise mais ce n’est pas ce qui était demandé :</text:span></text:p>
      <text:p text:style-name="P8"/>
      <table:table table:name="Tableau1" table:style-name="Tableau1">
        <table:table-column table:style-name="Tableau1.A"/>
        <table:table-column table:style-name="Tableau1.B"/>
        <table:table-column table:style-name="Tableau1.C" table:number-columns-repeated="12"/>
        <table:table-row table:style-name="Tableau1.1">
          <table:table-cell table:style-name="Tableau1.A1" office:value-type="string">
            <text:p text:style-name="P20">Date</text:p>
          </table:table-cell>
          <table:table-cell table:style-name="Tableau1.B1" office:value-type="float" office:value="2000">
            <text:p text:style-name="P22">2000</text:p>
          </table:table-cell>
          <table:table-cell table:style-name="Tableau1.B1" office:value-type="float" office:value="2001">
            <text:p text:style-name="P22">2001</text:p>
          </table:table-cell>
          <table:table-cell table:style-name="Tableau1.B1" office:value-type="float" office:value="2002">
            <text:p text:style-name="P22">2002</text:p>
          </table:table-cell>
          <table:table-cell table:style-name="Tableau1.B1" office:value-type="float" office:value="2003">
            <text:p text:style-name="P22">2003</text:p>
          </table:table-cell>
          <table:table-cell table:style-name="Tableau1.B1" office:value-type="float" office:value="2004">
            <text:p text:style-name="P22">2004</text:p>
          </table:table-cell>
          <table:table-cell table:style-name="Tableau1.B1" office:value-type="float" office:value="2005">
            <text:p text:style-name="P22">2005</text:p>
          </table:table-cell>
          <table:table-cell table:style-name="Tableau1.B1" office:value-type="float" office:value="2006">
            <text:p text:style-name="P22">2006</text:p>
          </table:table-cell>
          <table:table-cell table:style-name="Tableau1.B1" office:value-type="float" office:value="2007">
            <text:p text:style-name="P22">2007</text:p>
          </table:table-cell>
          <table:table-cell table:style-name="Tableau1.B1" office:value-type="float" office:value="2008">
            <text:p text:style-name="P22">2008</text:p>
          </table:table-cell>
          <table:table-cell table:style-name="Tableau1.B1" office:value-type="float" office:value="2009">
            <text:p text:style-name="P22">2009</text:p>
          </table:table-cell>
          <table:table-cell table:style-name="Tableau1.B1" office:value-type="float" office:value="2010">
            <text:p text:style-name="P22">2010</text:p>
          </table:table-cell>
          <table:table-cell table:style-name="Tableau1.B1" office:value-type="float" office:value="2011">
            <text:p text:style-name="P22">2011</text:p>
          </table:table-cell>
          <table:table-cell table:style-name="Tableau1.N1" office:value-type="float" office:value="2012">
            <text:p text:style-name="P22">2012</text:p>
          </table:table-cell>
        </table:table-row>
        <table:table-row table:style-name="Tableau1.1">
          <table:table-cell table:style-name="Tableau1.A2" office:value-type="string">
            <text:p text:style-name="P17">Administrations publiques<text:line-break/><text:span text:style-name="T2">(Millions d’euros)</text:span></text:p>
          </table:table-cell>
          <table:table-cell table:style-name="Tableau1.B2" office:value-type="float" office:value="1319">
            <text:p text:style-name="P19">1 319</text:p>
          </table:table-cell>
          <table:table-cell table:style-name="Tableau1.B2" office:value-type="float" office:value="1567">
            <text:p text:style-name="P19">1 567</text:p>
          </table:table-cell>
          <table:table-cell table:style-name="Tableau1.B2" office:value-type="float" office:value="1613">
            <text:p text:style-name="P19">1 613</text:p>
          </table:table-cell>
          <table:table-cell table:style-name="Tableau1.B2" office:value-type="float" office:value="1653">
            <text:p text:style-name="P19">1 653</text:p>
          </table:table-cell>
          <table:table-cell table:style-name="Tableau1.B2" office:value-type="float" office:value="1607">
            <text:p text:style-name="P19">1 607</text:p>
          </table:table-cell>
          <table:table-cell table:style-name="Tableau1.B2" office:value-type="float" office:value="1678">
            <text:p text:style-name="P19">1 678</text:p>
          </table:table-cell>
          <table:table-cell table:style-name="Tableau1.B2" office:value-type="float" office:value="1230">
            <text:p text:style-name="P19">1 230</text:p>
          </table:table-cell>
          <table:table-cell table:style-name="Tableau1.B2" office:value-type="float" office:value="1202">
            <text:p text:style-name="P19">1 202</text:p>
          </table:table-cell>
          <table:table-cell table:style-name="Tableau1.B2" office:value-type="float" office:value="1192">
            <text:p text:style-name="P19">1 192</text:p>
          </table:table-cell>
          <table:table-cell table:style-name="Tableau1.B2" office:value-type="float" office:value="1181">
            <text:p text:style-name="P19">1 181</text:p>
          </table:table-cell>
          <table:table-cell table:style-name="Tableau1.B2" office:value-type="float" office:value="1221">
            <text:p text:style-name="P19">1 221</text:p>
          </table:table-cell>
          <table:table-cell table:style-name="Tableau1.B2" office:value-type="float" office:value="1456">
            <text:p text:style-name="P19">1 <text:span text:style-name="T22">456</text:span></text:p>
          </table:table-cell>
          <table:table-cell table:style-name="Tableau1.N2" office:value-type="float" office:value="1657">
            <text:p text:style-name="P19">1 <text:span text:style-name="T22">657</text:span></text:p>
          </table:table-cell>
        </table:table-row>
        <table:table-row table:style-name="Tableau1.1">
          <table:table-cell table:style-name="Tableau1.A3" office:value-type="string">
            <text:p text:style-name="P18">Entreprises<text:line-break/><text:span text:style-name="T2">(Millions d’euros)</text:span></text:p>
          </table:table-cell>
          <table:table-cell table:style-name="Tableau1.B2" office:value-type="float" office:value="814">
            <text:p text:style-name="P19">814</text:p>
          </table:table-cell>
          <table:table-cell table:style-name="Tableau1.B2" office:value-type="float" office:value="898">
            <text:p text:style-name="P19">898</text:p>
          </table:table-cell>
          <table:table-cell table:style-name="Tableau1.B2" office:value-type="float" office:value="963">
            <text:p text:style-name="P19">963</text:p>
          </table:table-cell>
          <table:table-cell table:style-name="Tableau1.B2" office:value-type="float" office:value="1016">
            <text:p text:style-name="P19">1 016</text:p>
          </table:table-cell>
          <table:table-cell table:style-name="Tableau1.B2" office:value-type="float" office:value="1216">
            <text:p text:style-name="P19">1 216</text:p>
          </table:table-cell>
          <table:table-cell table:style-name="Tableau1.B2" office:value-type="float" office:value="1217">
            <text:p text:style-name="P19">1 217</text:p>
          </table:table-cell>
          <table:table-cell table:style-name="Tableau1.B2" office:value-type="float" office:value="1644">
            <text:p text:style-name="P19">1 644</text:p>
          </table:table-cell>
          <table:table-cell table:style-name="Tableau1.B2" office:value-type="float" office:value="1705">
            <text:p text:style-name="P19">1 705</text:p>
          </table:table-cell>
          <table:table-cell table:style-name="Tableau1.B2" office:value-type="float" office:value="1961">
            <text:p text:style-name="P19">1 961</text:p>
          </table:table-cell>
          <table:table-cell table:style-name="Tableau1.B2" office:value-type="float" office:value="2406">
            <text:p text:style-name="P19">2 406</text:p>
          </table:table-cell>
          <table:table-cell table:style-name="Tableau1.B2" office:value-type="float" office:value="2559">
            <text:p text:style-name="P19">2 559</text:p>
          </table:table-cell>
          <table:table-cell table:style-name="Tableau1.B2" office:value-type="float" office:value="2734">
            <text:p text:style-name="P21">2 734</text:p>
          </table:table-cell>
          <table:table-cell table:style-name="Tableau1.N2" office:value-type="float" office:value="2685">
            <text:p text:style-name="P21">2 685</text:p>
          </table:table-cell>
        </table:table-row>
        <table:table-row table:style-name="Tableau1.1">
          <table:table-cell table:style-name="Tableau1.A4" office:value-type="string">
            <text:p text:style-name="P17"><text:span text:style-name="T2">Indice des<text:line-break/></text:span>Administrations publiques</text:p>
          </table:table-cell>
          <table:table-cell table:style-name="Tableau1.B4" office:value-type="float" office:value="100">
            <text:p text:style-name="P19">100,0</text:p>
          </table:table-cell>
          <table:table-cell table:style-name="Tableau1.B4" office:value-type="float" office:value="118.802122820318">
            <text:p text:style-name="P19">118,8</text:p>
          </table:table-cell>
          <table:table-cell table:style-name="Tableau1.B4" office:value-type="float" office:value="122.289613343442">
            <text:p text:style-name="P19">122,3</text:p>
          </table:table-cell>
          <table:table-cell table:style-name="Tableau1.B4" office:value-type="float" office:value="125.322213798332">
            <text:p text:style-name="P19">125,3</text:p>
          </table:table-cell>
          <table:table-cell table:style-name="Tableau1.B4" office:value-type="float" office:value="121.834723275208">
            <text:p text:style-name="P19">121,8</text:p>
          </table:table-cell>
          <table:table-cell table:style-name="Tableau1.B4" office:value-type="float" office:value="127.217589082638">
            <text:p text:style-name="P19">127,2</text:p>
          </table:table-cell>
          <table:table-cell table:style-name="Tableau1.B4" office:value-type="float" office:value="93.2524639878696">
            <text:p text:style-name="P19">93,3</text:p>
          </table:table-cell>
          <table:table-cell table:style-name="Tableau1.B4" office:value-type="float" office:value="91.1296436694466">
            <text:p text:style-name="P19">91,1</text:p>
          </table:table-cell>
          <table:table-cell table:style-name="Tableau1.B4" office:value-type="float" office:value="90.371493555724">
            <text:p text:style-name="P19">90,4</text:p>
          </table:table-cell>
          <table:table-cell table:style-name="Tableau1.B4" office:value-type="float" office:value="89.5375284306293">
            <text:p text:style-name="P19">89,5</text:p>
          </table:table-cell>
          <table:table-cell table:style-name="Tableau1.B4" office:value-type="float" office:value="92.5701288855193">
            <text:p text:style-name="P19">92,6</text:p>
          </table:table-cell>
          <table:table-cell table:style-name="Tableau1.B4" office:value-type="float" office:value="110.386656557998">
            <text:p text:style-name="P19">110,4</text:p>
          </table:table-cell>
          <table:table-cell table:style-name="Tableau1.N4" office:value-type="float" office:value="125.625473843821">
            <text:p text:style-name="P19">125,6</text:p>
          </table:table-cell>
        </table:table-row>
        <table:table-row table:style-name="Tableau1.1">
          <table:table-cell table:style-name="Tableau1.A5" office:value-type="string">
            <text:p text:style-name="P17"><text:span text:style-name="T2">Indice des </text:span>Entreprises</text:p>
          </table:table-cell>
          <table:table-cell table:style-name="Tableau1.B4" office:value-type="float" office:value="100">
            <text:p text:style-name="P19">100,0</text:p>
          </table:table-cell>
          <table:table-cell table:style-name="Tableau1.B4" office:value-type="float" office:value="110.31941031941">
            <text:p text:style-name="P19">110,3</text:p>
          </table:table-cell>
          <table:table-cell table:style-name="Tableau1.B4" office:value-type="float" office:value="118.304668304668">
            <text:p text:style-name="P19">118,3</text:p>
          </table:table-cell>
          <table:table-cell table:style-name="Tableau1.B4" office:value-type="float" office:value="124.815724815725">
            <text:p text:style-name="P19">124,8</text:p>
          </table:table-cell>
          <table:table-cell table:style-name="Tableau1.B4" office:value-type="float" office:value="149.385749385749">
            <text:p text:style-name="P19">149,4</text:p>
          </table:table-cell>
          <table:table-cell table:style-name="Tableau1.B4" office:value-type="float" office:value="149.508599508599">
            <text:p text:style-name="P19">149,5</text:p>
          </table:table-cell>
          <table:table-cell table:style-name="Tableau1.B4" office:value-type="float" office:value="201.965601965602">
            <text:p text:style-name="P19">202,0</text:p>
          </table:table-cell>
          <table:table-cell table:style-name="Tableau1.B4" office:value-type="float" office:value="209.459459459459">
            <text:p text:style-name="P19">209,5</text:p>
          </table:table-cell>
          <table:table-cell table:style-name="Tableau1.B4" office:value-type="float" office:value="240.909090909091">
            <text:p text:style-name="P19">240,9</text:p>
          </table:table-cell>
          <table:table-cell table:style-name="Tableau1.B4" office:value-type="float" office:value="295.577395577396">
            <text:p text:style-name="P19">295,6</text:p>
          </table:table-cell>
          <table:table-cell table:style-name="Tableau1.B4" office:value-type="float" office:value="314.373464373464">
            <text:p text:style-name="P19">314,4</text:p>
          </table:table-cell>
          <table:table-cell table:style-name="Tableau1.B4" office:value-type="float" office:value="335.872235872236">
            <text:p text:style-name="P19">335,9</text:p>
          </table:table-cell>
          <table:table-cell table:style-name="Tableau1.N4" office:value-type="float" office:value="329.85257985258">
            <text:p text:style-name="P19">329,9</text:p>
          </table:table-cell>
        </table:table-row>
      </table:table>
      <text:p text:style-name="P8"/>
      <text:list xml:id="list95455901957173" text:continue-numbering="true" text:style-name="L1">
        <text:list-item>
          <text:p text:style-name="P50">Représentation graphique de la dépense e<text:span text:style-name="T13">n recherche et développement pour l’environnement des administrations publique</text:span>s et des entreprises de 200 à 2012</text:p>
        </text:list-item>
      </text:list>
      <text:p text:style-name="P11"/>
      <text:p text:style-name="P11">(seul le premier graphique est demandé mais pour ceux qui n’ont pas fait la somme j’ai aussi mis le deuxième avec les deux courbes)</text:p>
      <text:p text:style-name="P9"><draw:frame draw:style-name="fr6" draw:name="Objet3" text:anchor-type="paragraph" svg:x="-0.533cm" svg:y="0.247cm" svg:width="9.312cm" svg:height="5.239cm" draw:z-index="7"><draw:object xlink:href="./Object 3" xlink:type="simple" xlink:show="embed" xlink:actuate="onLoad"/><draw:image xlink:href="./ObjectReplacements/Object 3" xlink:type="simple" xlink:show="embed" xlink:actuate="onLoad"/></draw:frame><draw:frame draw:style-name="fr2" draw:name="Image1" text:anchor-type="paragraph" svg:x="9.028cm" svg:y="0.178cm" svg:width="9.694cm" svg:height="4.789cm" draw:z-index="0"><draw:image xlink:href="Pictures/200004A40000472A0000232A1BB2746E83662FA3.svm" xlink:type="simple" xlink:show="embed" xlink:actuate="onLoad" loext:mime-type="image/x-vclgraphic"/></draw:frame></text:p>
      <text:p text:style-name="P9"/>
      <text:p text:style-name="P9"/>
      <text:p text:style-name="P9"/>
      <text:p text:style-name="P9"/>
      <text:list xml:id="list95455859022879" text:continue-numbering="true" text:style-name="L1">
        <text:list-header>
          <text:p text:style-name="P44"/>
        </text:list-header>
        <text:list-item>
          <text:p text:style-name="P51">La dépense en recherche et développement croit doucement jusqu’en 2006 puis cette croissance accélère ensuite. <text:span text:style-name="T13">Si la dépense en recherche et développement pour l’environnement des administrations publiques croît fortement en 2001 par rapport à 2000 (+18,8%), puis se stabilise de 2002 </text:span>à<text:span text:style-name="T13"> 200</text:span>5<text:span text:style-name="T13"> (+</text:span>4<text:span text:style-name="T13"> % </text:span>en 3 ans<text:span text:style-name="T13">), avant de décroître beaucoup en 2006 ( -26,7%) et de se quasi-stabiliser jusqu’en 2010 ; celle des entreprises croît à un rythme soutenu de 2000 à 200</text:span>5<text:span text:style-name="T13"> (+ </text:span>49<text:span text:style-name="T13">,</text:span>4<text:span text:style-name="T13"> % </text:span>en 5 ans<text:span text:style-name="T13">) puis </text:span>il augmente deux fois plus vite sur la période<text:span text:style-name="T13"> 200</text:span>5<text:span text:style-name="T13"> à 2010 (+ 11</text:span>0<text:span text:style-name="T13">,</text:span>3<text:span text:style-name="T13"> % </text:span>en 5<text:span text:style-name="T13"> an</text:span>s<text:span text:style-name="T13">). </text:span></text:p>
        </text:list-item>
        <text:list-item>
          <text:p text:style-name="P46">Ainsi pour les administrations en 20<text:span text:style-name="T22">12, avec un taux de croissance annuel moyen de 1,5 % depuis 2010, </text:span>on a <text:span text:style-name="T22">1386*1,015</text:span><text:span text:style-name="T23">12</text:span>, soit <text:span text:style-name="T22">1 657 millions d’euros et en 2011, 1657/1,138 soit 1 456 millions d’euros</text:span>. <text:span text:style-name="T22">Et</text:span> pour les <text:span text:style-name="T22">entreprises</text:span> en 20<text:span text:style-name="T22">12, avec un taux de croissance annuel moyen de 11,25 % depuis 2010, </text:span>on a <text:span text:style-name="T22">747*1,1125</text:span><text:span text:style-name="T23">12</text:span>, soit <text:soft-page-break/><text:span text:style-name="T22">2 685 millions d’euros et en 2011, 2 685/0,982 soit 2 734 millions d’euros</text:span>.</text:p>
          <text:p text:style-name="P47"/>
        </text:list-item>
      </text:list>
      <text:p text:style-name="P3">Exercice <text:span text:style-name="T14">2</text:span></text:p>
      <text:list xml:id="list1901620710" text:style-name="L2">
        <text:list-item>
          <text:p text:style-name="P53">On recensait <text:span text:style-name="T22">128 336 exploitations ayant des </text:span>vaches laitières en 2000 et <text:span text:style-name="T30">1 387 190 + 4 142 872 = </text:span>5 530 062 brebis en 2010 dans les exploitations agricoles françaises.</text:p>
        </text:list-item>
        <text:list-item>
          <text:p text:style-name="P52">On désire calculer la surface moyenne des exploitations en 1998, 2000 et 2010, sachant que l’on dispose pour chacune de ses dates du nombre total d’exploitations et de la surface agricole utilisée. La surface moyenne s’obtient en divisant la surface agricole utilisée d’une année par le nombre d’exploitations de la même année. Les résultats sont présentés dans le tableau ci-dessous :</text:p>
        </text:list-item>
      </text:list>
      <table:table table:name="Tableau2" table:style-name="Tableau2">
        <table:table-column table:style-name="Tableau2.A"/>
        <table:table-column table:style-name="Tableau2.B" table:number-columns-repeated="3"/>
        <table:table-row table:style-name="Tableau2.1">
          <table:table-cell table:style-name="Tableau2.A1" office:value-type="string">
            <text:p text:style-name="P24">Dates</text:p>
          </table:table-cell>
          <table:table-cell table:style-name="Tableau2.B1" office:value-type="float" office:value="1988">
            <text:p text:style-name="P15">19<text:span text:style-name="T24">8</text:span>8</text:p>
          </table:table-cell>
          <table:table-cell table:style-name="Tableau2.B1" office:value-type="float" office:value="2000">
            <text:p text:style-name="P15">2000</text:p>
          </table:table-cell>
          <table:table-cell table:style-name="Tableau2.D1" office:value-type="float" office:value="2010">
            <text:p text:style-name="P15">2010</text:p>
          </table:table-cell>
        </table:table-row>
        <table:table-row table:style-name="Tableau2.1">
          <table:table-cell table:style-name="Tableau2.A3" office:value-type="string">
            <text:p text:style-name="P14">Nombre d’exploitations</text:p>
          </table:table-cell>
          <table:table-cell table:style-name="Tableau2.B2" office:value-type="float" office:value="1016755">
            <text:p text:style-name="P15">1 016 755</text:p>
          </table:table-cell>
          <table:table-cell table:style-name="Tableau2.B2" office:value-type="float" office:value="663807">
            <text:p text:style-name="P15">663 807</text:p>
          </table:table-cell>
          <table:table-cell table:style-name="Tableau2.D2" office:value-type="float" office:value="489977">
            <text:p text:style-name="P15">489 977</text:p>
          </table:table-cell>
        </table:table-row>
        <table:table-row table:style-name="Tableau2.1">
          <table:table-cell table:style-name="Tableau2.A3" office:value-type="string">
            <text:p text:style-name="P14">Superficie agricole utilisée <text:span text:style-name="T14">en hectare</text:span></text:p>
          </table:table-cell>
          <table:table-cell table:style-name="Tableau2.B2" office:value-type="float" office:value="28595799">
            <text:p text:style-name="P15">28 595 799</text:p>
          </table:table-cell>
          <table:table-cell table:style-name="Tableau2.B2" office:value-type="float" office:value="27856313">
            <text:p text:style-name="P15">27 856 313</text:p>
          </table:table-cell>
          <table:table-cell table:style-name="Tableau2.D2" office:value-type="float" office:value="26963252">
            <text:p text:style-name="P15">26 963 252</text:p>
          </table:table-cell>
        </table:table-row>
        <table:table-row table:style-name="Tableau2.1">
          <table:table-cell table:style-name="Tableau2.A4" office:value-type="string">
            <text:p text:style-name="P14">Superficie moyenne <text:span text:style-name="T14">en hectare</text:span></text:p>
          </table:table-cell>
          <table:table-cell table:style-name="Tableau2.B2" office:value-type="float" office:value="28.1245717994994">
            <text:p text:style-name="P15">28</text:p>
          </table:table-cell>
          <table:table-cell table:style-name="Tableau2.B2" office:value-type="float" office:value="41.9644761203181">
            <text:p text:style-name="P15">42</text:p>
          </table:table-cell>
          <table:table-cell table:style-name="Tableau2.D2" office:value-type="float" office:value="55.0296279213106">
            <text:p text:style-name="P15">55</text:p>
          </table:table-cell>
        </table:table-row>
      </table:table>
      <text:p text:style-name="P10">La surface moyenne des exploitations est passée de 28 ha en 1998, à 42 ha en 2000 et à 55 ha en 2010.</text:p>
      <text:list xml:id="list95455632987989" text:continue-numbering="true" text:style-name="L2">
        <text:list-item>
          <text:p text:style-name="P64">Le nombre d’exploitations est passé de <text:span text:style-name="T26">663 807</text:span> en 1998 à 489 977 en 2010, soit une d<text:span text:style-name="T21">iminution de 26</text:span>,<text:span text:style-name="T26">2</text:span> % (489 977/<text:span text:style-name="T26">663 807</text:span>-1) tandis que la superficie reculait de <text:span text:style-name="T26">3</text:span>,<text:span text:style-name="T26">2</text:span> % (26 963 252/2<text:span text:style-name="T26">7</text:span> <text:span text:style-name="T26">856</text:span> <text:span text:style-name="T26">313</text:span>-1). </text:p>
        </text:list-item>
        <text:list-item>
          <text:p text:style-name="P64"><text:span text:style-name="T21">L</text:span>a disparition de <text:span text:style-name="T28">26</text:span>,<text:span text:style-name="T28">2</text:span> % des exploitations s’accompagne d’un recul de seulement <text:span text:style-name="T28">3</text:span>,<text:span text:style-name="T28">2</text:span> % de la surface agricole utilisée, ce qui signifie que les exploitations restantes ont acquis la majeure partie des terres des exploitations arrêtées. <text:span text:style-name="T21">De ce f</text:span>a<text:span text:style-name="T21">it, </text:span>la surface agricole moyenne des exploitations <text:span text:style-name="T21">a</text:span> <text:span text:style-name="T28">fortement augmentée</text:span> <text:span text:style-name="T21">de 2000 à 2010 en</text:span> passant de <text:span text:style-name="T28">42</text:span> hectares à 55 hectares.</text:p>
        </text:list-item>
        <text:list-item>
          <text:p text:style-name="P65"><text:span text:style-name="T26">Pour calculer la répartition du nombre d’exploitations de vaches laitières il faut prendre le nombre d’exploitations de vaches laitières divisé par le nombre total d’exploitations (268563/988023). Il faut faire ceci pour tout le cheptel en 1988 et 2010 et pour le nombre de têtes</text:span>. <text:span text:style-name="T26">L</text:span>es résultats sont présentés ci-après.</text:p>
        </text:list-item>
      </text:list>
      <text:p text:style-name="P28"><draw:frame draw:style-name="fr6" draw:name="Objet4" text:anchor-type="paragraph" svg:x="-1.051cm" svg:y="0.173cm" svg:width="19.105cm" svg:height="3.484cm" draw:z-index="8"><draw:object xlink:href="./Object 4" xlink:type="simple" xlink:show="embed" xlink:actuate="onLoad"/><draw:image xlink:href="./ObjectReplacements/Object 4" xlink:type="simple" xlink:show="embed" xlink:actuate="onLoad"/></draw:frame></text:p>
      <text:p text:style-name="P28"/>
      <text:list xml:id="list95457420163511" text:continue-numbering="true" text:style-name="L2">
        <text:list-item>
          <text:p text:style-name="P66">La proportion du nombre d’exploitation<text:span text:style-name="T31">s</text:span> de vache nourrices à fortement augmenté (+15,8 points) entre 1988 et 2010. En revanche la proportion d’exploitation de Poulet chair et coqs a fortement diminué (-15 points) entre 1988 et 2010. Les autres exploitations sont pratiquement stables dans le temps en proportions.</text:p>
          <text:p text:style-name="P66">En 1988, le nombre de têtes de poulets représente un peu plus d’un tiers du nombre de tête total (37,5%). En 2010, le nombre de Poulets a exponentiellement augmenté, ainsi les poulets représentent 90 % du nombre de l’ensemble des têtes. Par conséquent la proportion de tous les autres animaux est devenu minime en 2010 par rapport à 1988. Si l’on veut voir des effets sur les autres élevages il faudrait refaire la même étude en retirant les Poulets du champs. Pour les Poulets, Bien que le nombre d’exploitations de poulets à été divisé par deux le nombre de Poulets a été multiplié par 13. Ce qui signifie que les exploitations de Poulets comportent environ 26 fois plus de Poulets en 2010 qu’en 1988. </text:p>
        </text:list-item>
      </text:list>
      <text:list xml:id="list95456548518475" text:continue-list="list95455859022879" text:style-name="L1">
        <text:list-header>
          <text:p text:style-name="P48"/>
        </text:list-header>
      </text:list>
      <text:p text:style-name="P4">Exercice <text:span text:style-name="T15">3</text:span></text:p>
      <text:list xml:id="list1869247257" text:style-name="L3">
        <text:list-item>
          <text:p text:style-name="P55"><text:span text:style-name="T4">L</text:span><text:span text:style-name="T3">a population étudiée est celles des jeunes de 18 à 29 ans </text:span><text:span text:style-name="T4">résidant en France.</text:span></text:p>
        </text:list-item>
      </text:list>
      <text:p text:style-name="P29"><text:span text:style-name="T4">L’unité statistique est le jeune de 18 à 29 ans résidant en France</text:span><text:span text:style-name="T5">.</text:span></text:p>
      <text:p text:style-name="P30"><text:span text:style-name="T5">O</text:span><text:span text:style-name="T3">n étudie le niveau de diplôme (variable qualitative), le lieu de résidence (variable qualitative) et le lien avec la migration (variable qualitative).</text:span></text:p>
      <text:list xml:id="list2681331408" text:style-name="L4">
        <text:list-item>
          <text:p text:style-name="P54">On représente graphiquement le niveau de diplôme en fonction de la résidence en <text:span text:style-name="T21">zone urbaine sensible (Zus) </text:span><text:s/>ou hors Zus.</text:p>
        </text:list-item>
      </text:list>
      <text:p text:style-name="P13"><draw:frame draw:style-name="fr1" draw:name="Cadre1" text:anchor-type="paragraph" svg:width="16cm" draw:z-index="1"><draw:text-box fo:min-height="8.999cm"><text:p text:style-name="Illustration"><draw:frame draw:style-name="fr3" draw:name="Image2" text:anchor-type="paragraph" svg:width="16cm" svg:height="8.999cm" style:rel-height="scale" draw:z-index="2"><draw:image xlink:href="Pictures/2000021300003E80000023281F4C67A4BC5DB24E.svm" xlink:type="simple" xlink:show="embed" xlink:actuate="onLoad" loext:mime-type="image/x-vclgraphic"/></draw:frame>Illustration <text:sequence text:ref-name="refIllustration0" text:name="Illustration" text:formula="ooow:Illustration+1" style:num-format="1">1</text:sequence>: Niveau de diplôme selon la résidence en Zus ou hors Zus</text:p></draw:text-box></draw:frame><text:soft-page-break/></text:p>
      <text:p text:style-name="P13"/>
      <text:p text:style-name="P13"/>
      <text:list xml:id="list95457173932302" text:continue-numbering="true" text:style-name="L4">
        <text:list-item>
          <text:p text:style-name="P54">20,8 % des enfants immigrés résidant hors Zus, âgés de 18 à 29 ans, sont sans diplôme.</text:p>
        </text:list-item>
        <text:list-item>
          <text:p text:style-name="P56"><text:span text:style-name="T3">Hors Zus, les immigrés qui ne représentent alors que 6,4 % de la population sont pour 20,8 % sans diplôme alors que ce n’est le cas que de 12,1 % d’enfants d’immigrés et de 7,0 % d’enfants non issus de l’immigration. En ce qui concerne le CAP-BEP ou le baccalauréat, les résultats sont peu influencés par l’immigration. Si 18,5 % des enfants non issus de l’immigration ont un niveau Bac +2, ce </text:span><text:span text:style-name="T8">n’</text:span><text:span text:style-name="T3">est le cas que de 15,1 % des enfants </text:span><text:span text:style-name="T8">d’</text:span><text:span text:style-name="T3">immigrés et 7,5 % des immigré. Ce constat est tempéré par le fait que 20,6 % des immigrés ont un niveau Bac +3 alors que ce n’est le cas que de 17,2 % des descendants d’immigrés et de 17,3 % des enfants non issus de l’immigration. Les descendants d’immigrés sont plus nombreux à poursuivre des études au moment de l’enquête (26,6%) devant les non issus de l’immigration (23,0%) et les immigrés (22,2%).</text:span></text:p>
          <text:p text:style-name="P56"><text:span text:style-name="T3">E</text:span><text:span text:style-name="T9">n</text:span><text:span text:style-name="T3"> Zus, les immigrés qui représentent alors 13,3 % de la population sont pour 32,8 % sans diplôme alors que ce n’est le cas que de 17,7 % d’enfants d’immigrés et de 15,6 % d’enfants non issus de l’immigration. En ce qui concerne le CAP-BEP, les immigrés (39,3%) et les descendants d’immigrés (39,1%) sont plus nombreux que les enfants non issus de l’immigration (34,1%) a obtenir ce diplôme. Pour le baccalauréat, les résultats </text:span><text:span text:style-name="T6">distinguent les immigrés (15,9%) des autres (~24%)</text:span><text:span text:style-name="T3">. Si </text:span><text:span text:style-name="T6">21,8</text:span><text:span text:style-name="T3"> % des enfants non issus de l’immigration ont un niveau Bac +2, ce </text:span><text:span text:style-name="T8">n’</text:span><text:span text:style-name="T3">est le cas que de 1</text:span><text:span text:style-name="T6">1</text:span><text:span text:style-name="T3">,1 % des enfants </text:span><text:span text:style-name="T6">d’</text:span><text:span text:style-name="T3">immigrés et </text:span><text:span text:style-name="T6">3</text:span><text:span text:style-name="T3">,</text:span><text:span text:style-name="T6">9</text:span><text:span text:style-name="T3"> % des immigré</text:span><text:span text:style-name="T8">s</text:span><text:span text:style-name="T3">. Ce constat est tempéré par le fait que </text:span><text:span text:style-name="T6">8,1</text:span><text:span text:style-name="T3"> % des immigrés ont un niveau Bac +3 alors que ce n’est le cas que de </text:span><text:span text:style-name="T6">8,0</text:span><text:span text:style-name="T3"> % des descendants d’immigrés et de </text:span><text:span text:style-name="T6">4</text:span><text:span text:style-name="T3">,3 % des enfants non issus de l’immigration. Les descendants d’immigrés (</text:span><text:span text:style-name="T6">25,3%)</text:span><text:span text:style-name="T3"> ont plus nombreux à poursuivre des études au moment de l’enquête </text:span><text:span text:style-name="T6">devant l</text:span><text:span text:style-name="T3">es non issus de l’immigration (</text:span><text:span text:style-name="T6">17,1</text:span><text:span text:style-name="T3">%) </text:span><text:span text:style-name="T6">et </text:span><text:span text:style-name="T3">les immigrés </text:span><text:span text:style-name="T6">(13,3%).</text:span></text:p>
          <text:p text:style-name="P57"/>
        </text:list-item>
      </text:list>
      <text:p text:style-name="P32"><text:span text:style-name="T3">Hors Zus, les non issus de l’immigration représentent 79,6 % de la population (17,1 % en Zus), le descendants d’immigrés 14,0 % (25,3 % en Zus) et les immigrés 6,4 % (42,7% en Zus). Cette différence de structure de population doit avoir un influence sur les résultats obtenus lors de la scolarité en Zus </text:span><text:span text:style-name="T10">versus</text:span><text:span text:style-name="T3"> Non Zus. </text:span></text:p>
      <text:p text:style-name="P31">En Zus, le taux de sans diplôme est de 19,9 % contre 8,6 % hors Zus, le taux de CAP BEP est proche (33,4 % hors Zus ; 36,9 % en Zus), le taux de bachelier est semblable (23,2 % hors Zus ; 22,4 % en Zus). Si au niveau Bac +2 hors Zus il y a 17,3 % de la population contre 14,5 % en Zus ; au niveau Bac +3 17,5 % hors Zus ont un tel niveau contre seulement 6,3 % en Zus. Le taux de sans diplôme beaucoup plus élevé en Zus et une plus forte prévalence des CAP-BEP expliquent la faible proportion d’élèves en enseignement supérieur. </text:p>
      <text:list xml:id="list95457276605539" text:continue-list="list95456548518475" text:style-name="L1">
        <text:list-header>
          <text:p text:style-name="P49"/>
        </text:list-header>
      </text:list>
      <text:p text:style-name="P5">Exercice <text:span text:style-name="T18">4</text:span></text:p>
      <text:list xml:id="list2148198338" text:style-name="L5">
        <text:list-item>
          <text:p text:style-name="P58">Dans [a, b[ la valeur a est inclue et la valeur b est exclue de l’intervalle. </text:p>
        </text:list-item>
        <text:list-item>
          <text:p text:style-name="P58">36 fonctionnaires du service ont une ancienneté comprise entre 15 et 25 ans. <text:span text:style-name="T27">Un titre du tableau possible serait : <text:s/>« Nombre de fonctionnaires du service classés par ancienneté »</text:span></text:p>
        </text:list-item>
        <text:list-item>
          <text:p text:style-name="P58">Pour calculer les effectifs cumulés croissants on part de la première classe qui a 10 individus, la deuxième 23 (10 de la première et 13 de la seconde) et on cumule à chaque ligne à partir du sous total précédent. On obtient le <text:soft-page-break/>tableau suivant :</text:p>
          <text:p text:style-name="P62"/>
        </text:list-item>
      </text:list>
      <table:table table:name="Tableau6" table:style-name="Tableau6">
        <table:table-column table:style-name="Tableau6.A" table:number-columns-repeated="4"/>
        <table:table-row table:style-name="Tableau6.1">
          <table:table-cell table:style-name="Tableau6.A1" office:value-type="string">
            <text:p text:style-name="P26">Classe<text:line-break/>d’ancienneté<text:line-break/>en années</text:p>
          </table:table-cell>
          <table:table-cell table:style-name="Tableau6.A1" office:value-type="string">
            <text:p text:style-name="P26">centre de classe</text:p>
          </table:table-cell>
          <table:table-cell table:style-name="Tableau6.A1" office:value-type="string">
            <text:p text:style-name="P26">effectif</text:p>
          </table:table-cell>
          <table:table-cell table:style-name="Tableau6.A1" office:value-type="string">
            <text:p text:style-name="P26">Effectif cumulé</text:p>
          </table:table-cell>
        </table:table-row>
        <table:table-row table:style-name="Tableau6.2">
          <table:table-cell table:style-name="Tableau6.A1" office:value-type="string">
            <text:p text:style-name="P27">[0; 3[</text:p>
          </table:table-cell>
          <table:table-cell table:style-name="Tableau6.B2" office:value-type="float" office:value="1.5">
            <text:p text:style-name="P27">1,5</text:p>
          </table:table-cell>
          <table:table-cell table:style-name="Tableau6.C2" office:value-type="float" office:value="10">
            <text:p text:style-name="P27">10</text:p>
          </table:table-cell>
          <table:table-cell table:style-name="Tableau6.C2" office:value-type="float" office:value="10">
            <text:p text:style-name="P27">10</text:p>
          </table:table-cell>
        </table:table-row>
        <table:table-row table:style-name="Tableau6.2">
          <table:table-cell table:style-name="Tableau6.A1" office:value-type="string">
            <text:p text:style-name="P27">[3; 9[</text:p>
          </table:table-cell>
          <table:table-cell table:style-name="Tableau6.B2" office:value-type="float" office:value="6">
            <text:p text:style-name="P27">6,0</text:p>
          </table:table-cell>
          <table:table-cell table:style-name="Tableau6.C2" office:value-type="float" office:value="13">
            <text:p text:style-name="P27">13</text:p>
          </table:table-cell>
          <table:table-cell table:style-name="Tableau6.C2" office:value-type="float" office:value="23">
            <text:p text:style-name="P27">23</text:p>
          </table:table-cell>
        </table:table-row>
        <table:table-row table:style-name="Tableau6.2">
          <table:table-cell table:style-name="Tableau6.A1" office:value-type="string">
            <text:p text:style-name="P27">[9; 15[</text:p>
          </table:table-cell>
          <table:table-cell table:style-name="Tableau6.B2" office:value-type="float" office:value="12">
            <text:p text:style-name="P27">12,0</text:p>
          </table:table-cell>
          <table:table-cell table:style-name="Tableau6.C2" office:value-type="float" office:value="31">
            <text:p text:style-name="P27">31</text:p>
          </table:table-cell>
          <table:table-cell table:style-name="Tableau6.C2" office:value-type="float" office:value="54">
            <text:p text:style-name="P27">54</text:p>
          </table:table-cell>
        </table:table-row>
        <table:table-row table:style-name="Tableau6.2">
          <table:table-cell table:style-name="Tableau6.A1" office:value-type="string">
            <text:p text:style-name="P27">[15; 25[</text:p>
          </table:table-cell>
          <table:table-cell table:style-name="Tableau6.B2" office:value-type="float" office:value="20">
            <text:p text:style-name="P27">20,0</text:p>
          </table:table-cell>
          <table:table-cell table:style-name="Tableau6.C2" office:value-type="float" office:value="36">
            <text:p text:style-name="P27">36</text:p>
          </table:table-cell>
          <table:table-cell table:style-name="Tableau6.C2" office:value-type="float" office:value="90">
            <text:p text:style-name="P27">90</text:p>
          </table:table-cell>
        </table:table-row>
        <table:table-row table:style-name="Tableau6.2">
          <table:table-cell table:style-name="Tableau6.A1" office:value-type="string">
            <text:p text:style-name="P27">[25; 35[</text:p>
          </table:table-cell>
          <table:table-cell table:style-name="Tableau6.B2" office:value-type="float" office:value="30">
            <text:p text:style-name="P27">30,0</text:p>
          </table:table-cell>
          <table:table-cell table:style-name="Tableau6.C2" office:value-type="float" office:value="27">
            <text:p text:style-name="P27">27</text:p>
          </table:table-cell>
          <table:table-cell table:style-name="Tableau6.C2" office:value-type="float" office:value="117">
            <text:p text:style-name="P27">117</text:p>
          </table:table-cell>
        </table:table-row>
        <table:table-row table:style-name="Tableau6.2">
          <table:table-cell table:style-name="Tableau6.A1" office:value-type="string">
            <text:p text:style-name="P27">[35; 45[</text:p>
          </table:table-cell>
          <table:table-cell table:style-name="Tableau6.B2" office:value-type="float" office:value="40">
            <text:p text:style-name="P27">40,0</text:p>
          </table:table-cell>
          <table:table-cell table:style-name="Tableau6.C2" office:value-type="float" office:value="3">
            <text:p text:style-name="P27">3</text:p>
          </table:table-cell>
          <table:table-cell table:style-name="Tableau6.C2" office:value-type="float" office:value="120">
            <text:p text:style-name="P27">120</text:p>
          </table:table-cell>
        </table:table-row>
      </table:table>
      <text:p text:style-name="P36"/>
      <text:list xml:id="list95457436225028" text:continue-numbering="true" text:style-name="L5">
        <text:list-header>
          <text:p text:style-name="P58"/>
        </text:list-header>
        <text:list-item>
          <text:p text:style-name="P58">54 fonctionnaires ont moins de 15 ans d’ancienneté. </text:p>
        </text:list-item>
        <text:list-item>
          <text:p text:style-name="P59">Pour calculer le centre de classe additionne les valeurs des deux bornes de la classe et on divise le résultat par deux. Le centre de classe de [9 ; 15[ est 12. </text:p>
          <text:p text:style-name="P60">L’ancienneté est moyenne dans le service vaut a =(1,5*10+6*13+12*31+20*36+30*27+40*3)/120</text:p>
          <text:p text:style-name="P60">soit a=17,625, soit 17 ans 6 mois et 15 jours d’ancienneté moyenne dans le service.</text:p>
        </text:list-item>
        <text:list-item>
          <text:p text:style-name="P63"/>
        </text:list-item>
      </text:list>
      <text:p text:style-name="P39">La médiane est elle que 50 % de l’effectif est au-dessus de Me et 50 % en dessous. Comme il y a 120 individus, les observations 60 et 61 forment l’intervalle médian.</text:p>
      <text:p text:style-name="P37"><text:span text:style-name="T7">L</text:span><text:span text:style-name="T3">a classe médiane est [15;25[</text:span></text:p>
      <text:p text:style-name="P40"><draw:frame draw:style-name="fr4" draw:name="Image3" text:anchor-type="paragraph" svg:width="16cm" svg:height="8.999cm" draw:z-index="3"><draw:image xlink:href="Pictures/200002BB00003E80000023283DD49387CB3E7226.svm" xlink:type="simple" xlink:show="embed" xlink:actuate="onLoad" loext:mime-type="image/x-vclgraphic"/></draw:frame></text:p>
      <text:p text:style-name="P33">Il y a 54 individus en deçà de 15 années d’ancienneté et 36 <text:span text:style-name="T21">ont de </text:span>15 à 25 ans d’ancienneté. En utilisant le théorème de Thalès on peut dire que l’observation numéro 60 est telle que son ancienneté est 15+(25-15)*6/36, soit 16,67 et pour observation 61, l'ancienneté est 15+(25-15)*7/36 soit 16,80. Par convention la médiane est le centre de cet intervalle et vaut donc 16,80. </text:p>
      <text:p text:style-name="P34"><text:span text:style-name="T3">L</text:span><text:span text:style-name="T7">’ancienneté médiane est de 16 ans 9</text:span><text:span text:style-name="T3"> mois et 20 jours.</text:span></text:p>
      <text:p text:style-name="P37"><text:span text:style-name="T3">L’ancienneté moyenne est de 17 ans 6 mois et 15 jours et l</text:span><text:span text:style-name="T7">’ancienneté médiane est de 16 ans 9</text:span><text:span text:style-name="T3"> mois et 20 jours, soit 9 mois et 25 jours d’écart entre les deux valeurs. La distribution de la série des anciennetés est symétrique, mais on note une légère surreprésentation des personnes ayant une grande ancienneté.</text:span></text:p>
      <text:p text:style-name="P37"/>
      <text:p text:style-name="P6">Exercice <text:span text:style-name="T19">5</text:span></text:p>
      <text:list xml:id="list4032307855" text:style-name="L6">
        <text:list-item>
          <text:p text:style-name="P61">Représentations graphiques des pertes d’emploi par sexe en 2012 <text:span text:style-name="T29">(pour cela il faut convertir les degrés en pourcentage au préalable)</text:span></text:p>
        </text:list-item>
      </text:list>
      <text:p text:style-name="P35"><draw:frame draw:style-name="fr4" draw:name="Image4" text:anchor-type="paragraph" svg:width="16.021cm" svg:height="9.001cm" draw:z-index="4"><draw:image xlink:href="Pictures/200003FF00003E960000232AF24EA13810D32E01.svm" xlink:type="simple" xlink:show="embed" xlink:actuate="onLoad" loext:mime-type="image/x-vclgraphic"/></draw:frame><text:soft-page-break/></text:p>
      <text:p text:style-name="P35"><draw:frame draw:style-name="fr7" draw:name="Objet1" text:anchor-type="paragraph" svg:width="16.021cm" svg:height="9.001cm" draw:z-index="5"><draw:object xlink:href="./Object 1" xlink:type="simple" xlink:show="embed" xlink:actuate="onLoad"/><draw:image xlink:href="./ObjectReplacements/Object 1" xlink:type="simple" xlink:show="embed" xlink:actuate="onLoad"/></draw:frame>La perte d’emploi pour fin de contrat à durée limité touche davantage les hommes (47,0%) que les femmes (45,6%), ainsi que le licenciement <text:span text:style-name="T20">24,2 % pour les hommes contre 20,3 % pour les femmes</text:span>. <text:span text:style-name="T20">En revanches les femmes sont davantage touchées par les démissions (10,0 % </text:span><text:span text:style-name="T16">versus</text:span><text:span text:style-name="T20"> 6,3%) et l’absence d’activité professionnelle régulière (7,2 % </text:span><text:span text:style-name="T16">versus</text:span><text:span text:style-name="T20"> 4,5%) ; les autres circonstances et les circonstances inconnues s’équilibrent.</text:span></text:p>
      <text:p text:style-name="P7"/>
      <text:p text:style-name="P42"/>
      <text:p text:style-name="P7">Exercice <text:span text:style-name="T20">6</text:span></text:p>
      <table:table table:name="Tableau5" table:style-name="Tableau5">
        <table:table-column table:style-name="Tableau5.A"/>
        <table:table-column table:style-name="Tableau5.B" table:number-columns-repeated="2"/>
        <table:table-column table:style-name="Tableau5.D"/>
        <table:table-column table:style-name="Tableau5.E"/>
        <table:table-header-rows>
          <table:table-row table:style-name="Tableau5.1">
            <table:table-cell table:style-name="Tableau5.A1" office:value-type="string">
              <text:p text:style-name="P16"/>
            </table:table-cell>
            <table:table-cell table:style-name="Tableau5.A1" office:value-type="string">
              <text:p text:style-name="P23">Entreprise 1</text:p>
            </table:table-cell>
            <table:table-cell table:style-name="Tableau5.A1" office:value-type="string">
              <text:p text:style-name="P23">Entreprise 2</text:p>
            </table:table-cell>
            <table:table-cell table:style-name="Tableau5.A1" office:value-type="string">
              <text:p text:style-name="P23">Écart</text:p>
            </table:table-cell>
            <table:table-cell table:style-name="Tableau5.E1" office:value-type="string">
              <text:p text:style-name="P23">Variation</text:p>
            </table:table-cell>
          </table:table-row>
        </table:table-header-rows>
        <table:table-row table:style-name="Tableau5.1">
          <table:table-cell table:style-name="Tableau5.A2" office:value-type="string">
            <text:p text:style-name="P17">A</text:p>
          </table:table-cell>
          <table:table-cell table:style-name="Tableau5.B2" office:value-type="currency" office:currency="EUR" office:value="1357.9">
            <text:p text:style-name="P19">1 357,90 €</text:p>
          </table:table-cell>
          <table:table-cell table:style-name="Tableau5.B2" office:value-type="currency" office:currency="EUR" office:value="1330.5">
            <text:p text:style-name="P19">1 330,50 €</text:p>
          </table:table-cell>
          <table:table-cell table:style-name="Tableau5.B2" office:value-type="currency" office:currency="EUR" office:value="27.4000000000001">
            <text:p text:style-name="P19">27,40 €</text:p>
          </table:table-cell>
          <table:table-cell table:style-name="Tableau5.E2" office:value-type="percentage" office:value="0.0201782163635025">
            <text:p text:style-name="P19">2,0%</text:p>
          </table:table-cell>
        </table:table-row>
        <table:table-row table:style-name="Tableau5.1">
          <table:table-cell table:style-name="Tableau5.A2" office:value-type="string">
            <text:p text:style-name="P17">B</text:p>
          </table:table-cell>
          <table:table-cell table:style-name="Tableau5.B2" office:value-type="currency" office:currency="EUR" office:value="1722.7">
            <text:p text:style-name="P19">1 722,70 €</text:p>
          </table:table-cell>
          <table:table-cell table:style-name="Tableau5.B2" office:value-type="currency" office:currency="EUR" office:value="1655.8">
            <text:p text:style-name="P19">1 655,80 €</text:p>
          </table:table-cell>
          <table:table-cell table:style-name="Tableau5.B2" office:value-type="currency" office:currency="EUR" office:value="66.9000000000001">
            <text:p text:style-name="P19">66,90 €</text:p>
          </table:table-cell>
          <table:table-cell table:style-name="Tableau5.E2" office:value-type="percentage" office:value="0.0388343878794915">
            <text:p text:style-name="P19">3,9%</text:p>
          </table:table-cell>
        </table:table-row>
        <table:table-row table:style-name="Tableau5.1">
          <table:table-cell table:style-name="Tableau5.A2" office:value-type="string">
            <text:p text:style-name="P17">C</text:p>
          </table:table-cell>
          <table:table-cell table:style-name="Tableau5.B2" office:value-type="currency" office:currency="EUR" office:value="2433.1">
            <text:p text:style-name="P19">2 433,10 €</text:p>
          </table:table-cell>
          <table:table-cell table:style-name="Tableau5.B2" office:value-type="currency" office:currency="EUR" office:value="2368.4">
            <text:p text:style-name="P19">2 368,40 €</text:p>
          </table:table-cell>
          <table:table-cell table:style-name="Tableau5.B2" office:value-type="currency" office:currency="EUR" office:value="64.6999999999998">
            <text:p text:style-name="P19">64,70 €</text:p>
          </table:table-cell>
          <table:table-cell table:style-name="Tableau5.E2" office:value-type="percentage" office:value="0.0265915909744769">
            <text:p text:style-name="P19">2,7%</text:p>
          </table:table-cell>
        </table:table-row>
        <table:table-row table:style-name="Tableau5.1">
          <table:table-cell table:style-name="Tableau5.A2" office:value-type="string">
            <text:p text:style-name="P17">D</text:p>
          </table:table-cell>
          <table:table-cell table:style-name="Tableau5.B2" office:value-type="currency" office:currency="EUR" office:value="4731.3">
            <text:p text:style-name="P19">4 731,30 €</text:p>
          </table:table-cell>
          <table:table-cell table:style-name="Tableau5.B2" office:value-type="currency" office:currency="EUR" office:value="4464.98">
            <text:p text:style-name="P19">4 464,98 €</text:p>
          </table:table-cell>
          <table:table-cell table:style-name="Tableau5.B2" office:value-type="currency" office:currency="EUR" office:value="266.320000000001">
            <text:p text:style-name="P19">266,32 €</text:p>
          </table:table-cell>
          <table:table-cell table:style-name="Tableau5.E2" office:value-type="percentage" office:value="0.0562889692050812">
            <text:p text:style-name="P19">5,6%</text:p>
          </table:table-cell>
        </table:table-row>
        <table:table-row table:style-name="Tableau5.1">
          <table:table-cell table:style-name="Tableau5.A2" office:value-type="string">
            <text:p text:style-name="P17">Salaire moyen</text:p>
          </table:table-cell>
          <table:table-cell table:style-name="Tableau5.B2" office:value-type="currency" office:currency="EUR" office:value="1716.1">
            <text:p text:style-name="P19">1 716,10 €</text:p>
          </table:table-cell>
          <table:table-cell table:style-name="Tableau5.B2" office:value-type="currency" office:currency="EUR" office:value="1851.4">
            <text:p text:style-name="P19">1 851,40 €</text:p>
          </table:table-cell>
          <table:table-cell table:style-name="Tableau5.B2" office:value-type="currency" office:currency="EUR" office:value="-135.3">
            <text:p text:style-name="P25">-135,30 €</text:p>
          </table:table-cell>
          <table:table-cell table:style-name="Tableau5.E2" office:value-type="percentage" office:value="-0.0788415593496884">
            <text:p text:style-name="P19">-7,9%</text:p>
          </table:table-cell>
        </table:table-row>
      </table:table>
      <text:p text:style-name="P38"/>
      <text:p text:style-name="P41">L’entreprise 1 a des salaires supérieurs à ceux de l’entreprise 2 pour toutes les catégories d’emplois et son salaire moyen global est inférieur à celui de l’entreprise 2, car elle emploie davantage de personnes des catégories A, B que l’entreprise 2, afin d’avoir un salaire moyen inférieur de 7,9 % à celui sa concurrente. La structure des effectifs explique la différence de salaire moyen en faveur de l’entreprise 2 lors que c’est elle qui a les alaires les plus b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érard Vittek</meta:initial-creator>
    <meta:creation-date>2016-10-07T10:40:46.733000000</meta:creation-date>
    <dc:date>2020-10-28T09:54:55.034000000</dc:date>
    <meta:editing-duration>PT5H18M54S</meta:editing-duration>
    <meta:editing-cycles>25</meta:editing-cycles>
    <meta:generator>LibreOffice/5.4.6.2$Windows_X86_64 LibreOffice_project/4014ce260a04f1026ba855d3b8d91541c224eab8</meta:generator>
    <meta:printed-by>Gérard Vittek</meta:printed-by>
    <meta:print-date>2016-11-02T09:27:05.513000000</meta:print-date>
    <meta:document-statistic meta:table-count="4" meta:image-count="4" meta:object-count="4" meta:page-count="6" meta:paragraph-count="192" meta:word-count="2201" meta:character-count="12061" meta:non-whitespace-character-count="100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0">
      <number:number number:decimal-places="1" loext:min-decimal-places="1"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data-style-name="N11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21cm" svg:height="9cm" xlink:href="." xlink:type="simple" chart:class="chart:bar" chart:style-name="ch1">
        <chart:legend svg:x="9.909cm" svg:y="0.9cm" style:legend-expansion="custom" chartooo:width="1.92cm" chartooo:height="0.597cm" style:legend-expansion-aspect-ratio="3.21608040201005" chart:style-name="ch2"/>
        <chart:plot-area chart:style-name="ch3" chart:data-source-has-labels="both" svg:x="0.32cm" svg:y="0.18cm" svg:width="15.381cm" svg:height="8.64cm">
          <chartooo:coordinate-region svg:x="2.463cm" svg:y="0.18cm" svg:width="13.238cm" svg:height="4.505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bar">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Hommes</text:p>
              </table:table-cell>
            </table:table-row>
          </table:table-header-rows>
          <table:table-rows>
            <table:table-row>
              <table:table-cell office:value-type="string">
                <text:p>Pas d'activité prof. régulière</text:p>
              </table:table-cell>
              <table:table-cell office:value-type="float" office:value="0.045">
                <text:p>0.045</text:p>
              </table:table-cell>
            </table:table-row>
            <table:table-row>
              <table:table-cell office:value-type="string">
                <text:p>Fin d'emploi à durée limité</text:p>
              </table:table-cell>
              <table:table-cell office:value-type="float" office:value="0.47">
                <text:p>0.47</text:p>
              </table:table-cell>
            </table:table-row>
            <table:table-row>
              <table:table-cell office:value-type="string">
                <text:p>Démission</text:p>
              </table:table-cell>
              <table:table-cell office:value-type="float" office:value="0.063">
                <text:p>0.063</text:p>
              </table:table-cell>
            </table:table-row>
            <table:table-row>
              <table:table-cell office:value-type="string">
                <text:p>Rupture pour maladie, invalidité</text:p>
              </table:table-cell>
              <table:table-cell office:value-type="float" office:value="0.038">
                <text:p>0.038</text:p>
              </table:table-cell>
            </table:table-row>
            <table:table-row>
              <table:table-cell office:value-type="string">
                <text:p>Licenciement</text:p>
              </table:table-cell>
              <table:table-cell office:value-type="float" office:value="0.242">
                <text:p>0.242</text:p>
              </table:table-cell>
            </table:table-row>
            <table:table-row>
              <table:table-cell office:value-type="string">
                <text:p>Autre </text:p>
              </table:table-cell>
              <table:table-cell office:value-type="float" office:value="0.113">
                <text:p>0.113</text:p>
              </table:table-cell>
            </table:table-row>
            <table:table-row>
              <table:table-cell office:value-type="string">
                <text:p>Inconnue</text:p>
              </table:table-cell>
              <table:table-cell office:value-type="float" office:value="0.029">
                <text:p>0.0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7mm"/>
    </style:style>
    <style:style style:name="co2" style:family="table-column">
      <style:table-column-properties fo:break-before="auto" style:column-width="10.8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8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order="0.06pt solid #000000"/>
      <style:text-properties fo:font-size="12pt" style:font-size-asian="12pt" style:font-size-complex="12pt"/>
    </style:style>
    <style:style style:name="ce2" style:family="table-cell" style:parent-style-name="Default">
      <style:table-cell-properties fo:border-bottom="1.25pt solid #008000" style:text-align-source="fix" style:repeat-content="false" fo:border-left="1.25pt solid #008000" fo:border-right="none" fo:border-top="1.25pt solid #008000"/>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data-style-name="N109">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4">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text-properties fo:font-size="12pt" style:font-size-asian="12pt" style:font-size-complex="12pt"/>
    </style:style>
    <style:style style:name="ce7" style:family="table-cell" style:parent-style-name="Default">
      <style:table-cell-properties fo:border-bottom="1.25pt solid #008000" style:text-align-source="fix" style:repeat-content="false" fo:border-left="1.25pt solid #008000" fo:border-right="none" fo:border-top="1.25pt solid #008000"/>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109">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4">
      <style:table-cell-properties fo:border-bottom="1.25pt solid #008000" style:text-align-source="fix" style:repeat-content="false" fo:border-left="1.25pt solid #008000" fo:border-right="none" fo:border-top="none"/>
      <style:paragraph-properties fo:text-align="end"/>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1" table:style-name="ta1">
        <table:table-column table:style-name="co1" table:default-cell-style-name="Default"/>
        <table:table-column table:style-name="co2" table:number-columns-repeated="12" table:default-cell-style-name="Default"/>
        <table:table-row table:style-name="ro1" table:number-rows-repeated="6">
          <table:table-cell table:number-columns-repeated="13"/>
        </table:table-row>
        <table:table-row table:style-name="ro2">
          <table:table-cell table:style-name="ce6" office:value-type="string" calcext:value-type="string">
            <text:p>Date</text:p>
          </table:table-cell>
          <table:table-cell table:style-name="ce7" office:value-type="float" office:value="2000" calcext:value-type="float">
            <text:p>2000</text:p>
          </table:table-cell>
          <table:table-cell table:style-name="ce7" office:value-type="float" office:value="2001" calcext:value-type="float">
            <text:p>2001</text:p>
          </table:table-cell>
          <table:table-cell table:style-name="ce7" office:value-type="float" office:value="2002" calcext:value-type="float">
            <text:p>2002</text:p>
          </table:table-cell>
          <table:table-cell table:style-name="ce7" office:value-type="float" office:value="2003" calcext:value-type="float">
            <text:p>2003</text:p>
          </table:table-cell>
          <table:table-cell table:style-name="ce7" office:value-type="float" office:value="2004" calcext:value-type="float">
            <text:p>2004</text:p>
          </table:table-cell>
          <table:table-cell table:style-name="ce7" office:value-type="float" office:value="2005" calcext:value-type="float">
            <text:p>2005</text:p>
          </table:table-cell>
          <table:table-cell table:style-name="ce7" office:value-type="float" office:value="2006" calcext:value-type="float">
            <text:p>2006</text:p>
          </table:table-cell>
          <table:table-cell table:style-name="ce7" office:value-type="float" office:value="2007" calcext:value-type="float">
            <text:p>2007</text:p>
          </table:table-cell>
          <table:table-cell table:style-name="ce7" office:value-type="float" office:value="2008" calcext:value-type="float">
            <text:p>2008</text:p>
          </table:table-cell>
          <table:table-cell table:style-name="ce7" office:value-type="float" office:value="2009" calcext:value-type="float">
            <text:p>2009</text:p>
          </table:table-cell>
          <table:table-cell table:style-name="ce7" office:value-type="float" office:value="2010" calcext:value-type="float">
            <text:p>2010</text:p>
          </table:table-cell>
          <table:table-cell table:style-name="ce7" office:value-type="float" office:value="2011" calcext:value-type="float">
            <text:p>2011</text:p>
          </table:table-cell>
        </table:table-row>
        <table:table-row table:style-name="ro3">
          <table:table-cell table:style-name="ce6" office:value-type="string" calcext:value-type="string">
            <text:p>Administration publique</text:p>
            <text:p> Et entreprises (TOTAL)</text:p>
          </table:table-cell>
          <table:table-cell table:style-name="ce8" office:value-type="float" office:value="2133" calcext:value-type="float">
            <text:p>2133</text:p>
          </table:table-cell>
          <table:table-cell table:style-name="ce8" office:value-type="float" office:value="2465" calcext:value-type="float">
            <text:p>2465</text:p>
          </table:table-cell>
          <table:table-cell table:style-name="ce8" office:value-type="float" office:value="2576" calcext:value-type="float">
            <text:p>2576</text:p>
          </table:table-cell>
          <table:table-cell table:style-name="ce8" office:value-type="float" office:value="2669" calcext:value-type="float">
            <text:p>2669</text:p>
          </table:table-cell>
          <table:table-cell table:style-name="ce8" office:value-type="float" office:value="2823" calcext:value-type="float">
            <text:p>2823</text:p>
          </table:table-cell>
          <table:table-cell table:style-name="ce8" office:value-type="float" office:value="2895" calcext:value-type="float">
            <text:p>2895</text:p>
          </table:table-cell>
          <table:table-cell table:style-name="ce8" office:value-type="float" office:value="2874" calcext:value-type="float">
            <text:p>2874</text:p>
          </table:table-cell>
          <table:table-cell table:style-name="ce8" office:value-type="float" office:value="2907" calcext:value-type="float">
            <text:p>2907</text:p>
          </table:table-cell>
          <table:table-cell table:style-name="ce8" office:value-type="float" office:value="3153" calcext:value-type="float">
            <text:p>3153</text:p>
          </table:table-cell>
          <table:table-cell table:style-name="ce8" office:value-type="float" office:value="3587" calcext:value-type="float">
            <text:p>3587</text:p>
          </table:table-cell>
          <table:table-cell table:style-name="ce8" office:value-type="float" office:value="3780" calcext:value-type="float">
            <text:p>3780</text:p>
          </table:table-cell>
          <table:table-cell table:style-name="ce8" office:value-type="float" office:value="4190" calcext:value-type="float">
            <text:p>4190</text:p>
          </table:table-cell>
        </table:table-row>
        <table:table-row table:style-name="ro2">
          <table:table-cell table:style-name="ce6" office:value-type="string" calcext:value-type="string">
            <text:p>Indice </text:p>
          </table:table-cell>
          <table:table-cell table:style-name="ce9" table:formula="of:=[.C8]/[.$B8]*100" office:value-type="float" office:value="115.564932020628" calcext:value-type="float">
            <text:p>115,6</text:p>
          </table:table-cell>
          <table:table-cell table:style-name="ce9" table:formula="of:=[.D8]/[.$B8]*100" office:value-type="float" office:value="120.768870135959" calcext:value-type="float">
            <text:p>120,8</text:p>
          </table:table-cell>
          <table:table-cell table:style-name="ce9" table:formula="of:=[.E8]/[.$B8]*100" office:value-type="float" office:value="125.128926394749" calcext:value-type="float">
            <text:p>125,1</text:p>
          </table:table-cell>
          <table:table-cell table:style-name="ce9" table:formula="of:=[.F8]/[.$B8]*100" office:value-type="float" office:value="132.348804500703" calcext:value-type="float">
            <text:p>132,3</text:p>
          </table:table-cell>
          <table:table-cell table:style-name="ce9" table:formula="of:=[.G8]/[.$B8]*100" office:value-type="float" office:value="135.724331926864" calcext:value-type="float">
            <text:p>135,7</text:p>
          </table:table-cell>
          <table:table-cell table:style-name="ce9" table:formula="of:=[.H8]/[.$B8]*100" office:value-type="float" office:value="134.739803094233" calcext:value-type="float">
            <text:p>134,7</text:p>
          </table:table-cell>
          <table:table-cell table:style-name="ce9" table:formula="of:=[.I8]/[.$B8]*100" office:value-type="float" office:value="136.286919831224" calcext:value-type="float">
            <text:p>136,3</text:p>
          </table:table-cell>
          <table:table-cell table:style-name="ce9" table:formula="of:=[.J8]/[.$B8]*100" office:value-type="float" office:value="147.819971870605" calcext:value-type="float">
            <text:p>147,8</text:p>
          </table:table-cell>
          <table:table-cell table:style-name="ce9" table:formula="of:=[.K8]/[.$B8]*100" office:value-type="float" office:value="168.166901078293" calcext:value-type="float">
            <text:p>168,2</text:p>
          </table:table-cell>
          <table:table-cell table:style-name="ce9" table:formula="of:=[.L8]/[.$B8]*100" office:value-type="float" office:value="177.215189873418" calcext:value-type="float">
            <text:p>177,2</text:p>
          </table:table-cell>
          <table:table-cell table:style-name="ce9" table:formula="of:=[.M8]/[.$B8]*100" office:value-type="float" office:value="196.436943272386" calcext:value-type="float">
            <text:p>196,4</text:p>
          </table:table-cell>
          <table:table-cell table:style-name="ce10"/>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grouping="true"/>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8">00/00/0000</text:date>, <text:time style:data-style-name="N2" text:time-value="16:36:45.97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100" chart:maximum="200" chart:interval-major="1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311cm" svg:height="5.238cm" xlink:href="." xlink:type="simple" chart:class="chart:line" chart:style-name="ch1">
        <chart:legend svg:x="1.61cm" svg:y="0.656cm" style:legend-expansion="custom" chartooo:width="1.245cm" chartooo:height="0.348cm" style:legend-expansion-aspect-ratio="3.57758620689655" chart:style-name="ch2"/>
        <chart:plot-area chart:style-name="ch3" chart:data-source-has-labels="both" svg:x="1.197cm" svg:y="0.104cm" svg:width="7.928cm" svg:height="4.049cm">
          <chartooo:coordinate-region svg:x="2.004cm" svg:y="0.104cm" svg:width="6.981cm" svg:height="2.796cm"/>
          <chart:axis chart:dimension="x" chart:name="primary-x" chart:style-name="ch4" chartooo:axis-type="auto">
            <chartooo:date-scale/>
            <chart:title svg:x="4.627cm" svg:y="4.257cm" chart:style-name="ch5">
              <text:p>Année</text:p>
            </chart:title>
            <chart:categories table:cell-range-address="local-table.$A$2:.$A$12"/>
          </chart:axis>
          <chart:axis chart:dimension="y" chart:name="primary-y" chart:style-name="ch6">
            <chart:title svg:x="0.451cm" svg:y="2.622cm" chart:style-name="ch7">
              <text:p>Indice</text:p>
            </chart:title>
            <chart:grid chart:style-name="ch8" chart:class="major"/>
          </chart:axis>
          <chart:series chart:style-name="ch9" chart:values-cell-range-address="local-table.$B$2:.$B$12" chart:label-cell-address="local-table.$B$1" chart:class="chart:line">
            <chart:data-point chart:repeated="1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dministration publique et entreprise</text:p>
              </table:table-cell>
            </table:table-row>
          </table:table-header-rows>
          <table:table-rows>
            <table:table-row>
              <table:table-cell office:value-type="float" office:value="2000">
                <text:p>2000</text:p>
              </table:table-cell>
              <table:table-cell office:value-type="float" office:value="115.564932020628">
                <text:p>115.564932020628</text:p>
              </table:table-cell>
            </table:table-row>
            <table:table-row>
              <table:table-cell office:value-type="float" office:value="2001">
                <text:p>2001</text:p>
              </table:table-cell>
              <table:table-cell office:value-type="float" office:value="120.768870135959">
                <text:p>120.768870135959</text:p>
              </table:table-cell>
            </table:table-row>
            <table:table-row>
              <table:table-cell office:value-type="float" office:value="2002">
                <text:p>2002</text:p>
              </table:table-cell>
              <table:table-cell office:value-type="float" office:value="125.128926394749">
                <text:p>125.128926394749</text:p>
              </table:table-cell>
            </table:table-row>
            <table:table-row>
              <table:table-cell office:value-type="float" office:value="2003">
                <text:p>2003</text:p>
              </table:table-cell>
              <table:table-cell office:value-type="float" office:value="132.348804500703">
                <text:p>132.348804500703</text:p>
              </table:table-cell>
            </table:table-row>
            <table:table-row>
              <table:table-cell office:value-type="float" office:value="2004">
                <text:p>2004</text:p>
              </table:table-cell>
              <table:table-cell office:value-type="float" office:value="135.724331926864">
                <text:p>135.724331926864</text:p>
              </table:table-cell>
            </table:table-row>
            <table:table-row>
              <table:table-cell office:value-type="float" office:value="2005">
                <text:p>2005</text:p>
              </table:table-cell>
              <table:table-cell office:value-type="float" office:value="134.739803094233">
                <text:p>134.739803094233</text:p>
              </table:table-cell>
            </table:table-row>
            <table:table-row>
              <table:table-cell office:value-type="float" office:value="2006">
                <text:p>2006</text:p>
              </table:table-cell>
              <table:table-cell office:value-type="float" office:value="136.286919831224">
                <text:p>136.286919831224</text:p>
              </table:table-cell>
            </table:table-row>
            <table:table-row>
              <table:table-cell office:value-type="float" office:value="2007">
                <text:p>2007</text:p>
              </table:table-cell>
              <table:table-cell office:value-type="float" office:value="147.819971870605">
                <text:p>147.819971870605</text:p>
              </table:table-cell>
            </table:table-row>
            <table:table-row>
              <table:table-cell office:value-type="float" office:value="2008">
                <text:p>2008</text:p>
              </table:table-cell>
              <table:table-cell office:value-type="float" office:value="168.166901078293">
                <text:p>168.166901078293</text:p>
              </table:table-cell>
            </table:table-row>
            <table:table-row>
              <table:table-cell office:value-type="float" office:value="2009">
                <text:p>2009</text:p>
              </table:table-cell>
              <table:table-cell office:value-type="float" office:value="177.215189873418">
                <text:p>177.215189873418</text:p>
              </table:table-cell>
            </table:table-row>
            <table:table-row>
              <table:table-cell office:value-type="float" office:value="2010">
                <text:p>2010</text:p>
              </table:table-cell>
              <table:table-cell office:value-type="float" office:value="196.436943272386">
                <text:p>196.43694327238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74mm"/>
    </style:style>
    <style:style style:name="co2" style:family="table-column">
      <style:table-column-properties fo:break-before="auto" style:column-width="26.18mm"/>
    </style:style>
    <style:style style:name="co3" style:family="table-column">
      <style:table-column-properties fo:break-before="auto" style:column-width="30.32mm"/>
    </style:style>
    <style:style style:name="co4" style:family="table-column">
      <style:table-column-properties fo:break-before="auto" style:column-width="18.22mm"/>
    </style:style>
    <style:style style:name="co5" style:family="table-column">
      <style:table-column-properties fo:break-before="auto" style:column-width="20.1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8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 %</number:text>
    </number:percentage-style>
    <style:style style:name="ce1" style:family="table-cell" style:parent-style-name="Default">
      <style:table-cell-properties fo:border="none"/>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0.06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data-style-name="N3">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fo:border="0.06pt solid #000000"/>
      <style:paragraph-properties fo:text-align="center" fo:margin-left="0mm"/>
    </style:style>
    <style:style style:name="ce9" style:family="table-cell" style:parent-style-name="Default" style:data-style-name="N110">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data-style-name="N11">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1">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2" table:style-name="ta1">
        <table:table-column table:style-name="co1" table:default-cell-style-name="ce2"/>
        <table:table-column table:style-name="co2" table:default-cell-style-name="ce6"/>
        <table:table-column table:style-name="co3" table:default-cell-style-name="ce9"/>
        <table:table-column table:style-name="co2" table:default-cell-style-name="ce6"/>
        <table:table-column table:style-name="co3" table:default-cell-style-name="ce9"/>
        <table:table-column table:style-name="co4" table:default-cell-style-name="ce6"/>
        <table:table-column table:style-name="co3" table:default-cell-style-name="ce9"/>
        <table:table-column table:style-name="co5" table:default-cell-style-name="ce6"/>
        <table:table-column table:style-name="co3" table:default-cell-style-name="ce9"/>
        <table:table-row table:style-name="ro1">
          <table:table-cell table:style-name="Default" table:number-columns-repeated="9"/>
        </table:table-row>
        <table:table-row table:style-name="ro1">
          <table:table-cell table:style-name="ce1"/>
          <table:table-cell table:style-name="ce3" office:value-type="string" calcext:value-type="string" table:number-columns-spanned="4" table:number-rows-spanned="1">
            <text:p>Exploitation</text:p>
          </table:table-cell>
          <table:covered-table-cell table:number-columns-repeated="2" table:style-name="ce7"/>
          <table:covered-table-cell table:style-name="ce11"/>
          <table:table-cell table:style-name="ce12" office:value-type="string" calcext:value-type="string" table:number-columns-spanned="4" table:number-rows-spanned="1">
            <text:p>Nombre de têtes</text:p>
          </table:table-cell>
          <table:covered-table-cell table:number-columns-repeated="2" table:style-name="ce11"/>
          <table:covered-table-cell table:style-name="ce13"/>
        </table:table-row>
        <table:table-row table:style-name="ro1">
          <table:table-cell table:style-name="Default"/>
          <table:table-cell table:style-name="ce4" office:value-type="float" office:value="1988" calcext:value-type="float" table:number-columns-spanned="2" table:number-rows-spanned="1">
            <text:p>1988</text:p>
          </table:table-cell>
          <table:covered-table-cell table:style-name="ce7"/>
          <table:table-cell table:style-name="ce10" office:value-type="float" office:value="2010" calcext:value-type="float" table:number-columns-spanned="2" table:number-rows-spanned="1">
            <text:p>2010</text:p>
          </table:table-cell>
          <table:covered-table-cell table:style-name="ce7"/>
          <table:table-cell table:style-name="ce3" office:value-type="float" office:value="1988" calcext:value-type="float" table:number-columns-spanned="2" table:number-rows-spanned="1">
            <text:p>1988</text:p>
          </table:table-cell>
          <table:covered-table-cell table:style-name="ce7"/>
          <table:table-cell table:style-name="ce3" office:value-type="float" office:value="2010" calcext:value-type="float" table:number-columns-spanned="2" table:number-rows-spanned="1">
            <text:p>2010</text:p>
          </table:table-cell>
          <table:covered-table-cell table:style-name="ce7"/>
        </table:table-row>
        <table:table-row table:style-name="ro2">
          <table:table-cell table:style-name="Default"/>
          <table:table-cell table:style-name="ce5" office:value-type="string" calcext:value-type="string">
            <text:p>Nombre </text:p>
            <text:p>d’Exploitations</text:p>
          </table:table-cell>
          <table:table-cell table:style-name="ce8" office:value-type="string" calcext:value-type="string">
            <text:p>Répartition selon</text:p>
            <text:p> Le cheptel</text:p>
          </table:table-cell>
          <table:table-cell table:style-name="ce5" office:value-type="string" calcext:value-type="string">
            <text:p>Nombre </text:p>
            <text:p>d’Exploitations</text:p>
          </table:table-cell>
          <table:table-cell table:style-name="ce8" office:value-type="string" calcext:value-type="string">
            <text:p>Répartition selon</text:p>
            <text:p> Le cheptel</text:p>
          </table:table-cell>
          <table:table-cell table:style-name="ce5" office:value-type="string" calcext:value-type="string">
            <text:p>Nombre </text:p>
            <text:p>De têtes</text:p>
          </table:table-cell>
          <table:table-cell table:style-name="ce8" office:value-type="string" calcext:value-type="string">
            <text:p>Répartition selon</text:p>
            <text:p> Le cheptel</text:p>
          </table:table-cell>
          <table:table-cell table:style-name="ce5" office:value-type="string" calcext:value-type="string">
            <text:p>Nombre </text:p>
            <text:p>De têtes</text:p>
          </table:table-cell>
          <table:table-cell table:style-name="ce8" office:value-type="string" calcext:value-type="string">
            <text:p>Répartition selon</text:p>
            <text:p> Le cheptel</text:p>
          </table:table-cell>
        </table:table-row>
        <table:table-row table:style-name="ro1">
          <table:table-cell office:value-type="string" calcext:value-type="string">
            <text:p>Vaches laitières</text:p>
          </table:table-cell>
          <table:table-cell office:value-type="float" office:value="268563" calcext:value-type="float">
            <text:p>268 563</text:p>
          </table:table-cell>
          <table:table-cell table:formula="of:=[.B5]/SUM([.B$5:.B$10])" office:value-type="percentage" office:value="0.271818571025168" calcext:value-type="percentage">
            <text:p>27,2%</text:p>
          </table:table-cell>
          <table:table-cell office:value-type="float" office:value="82427" calcext:value-type="float">
            <text:p>82 427</text:p>
          </table:table-cell>
          <table:table-cell table:formula="of:=[.D5]/SUM([.D$5:.D$10])" office:value-type="percentage" office:value="0.264410291942939" calcext:value-type="percentage">
            <text:p>26,4%</text:p>
          </table:table-cell>
          <table:table-cell office:value-type="float" office:value="5699720" calcext:value-type="float">
            <text:p>5 699 720</text:p>
          </table:table-cell>
          <table:table-cell table:formula="of:=[.F5]/SUM([.F$5:.F$10])" office:value-type="percentage" office:value="0.199884440076541" calcext:value-type="percentage">
            <text:p>20,0%</text:p>
          </table:table-cell>
          <table:table-cell office:value-type="float" office:value="3715795" calcext:value-type="float">
            <text:p>3 715 795</text:p>
          </table:table-cell>
          <table:table-cell table:formula="of:=[.H5]/SUM([.H$5:.H$10])" office:value-type="percentage" office:value="0.0238751752907859" calcext:value-type="percentage">
            <text:p>2,4%</text:p>
          </table:table-cell>
        </table:table-row>
        <table:table-row table:style-name="ro1">
          <table:table-cell office:value-type="string" calcext:value-type="string">
            <text:p>Vaches nourrices</text:p>
          </table:table-cell>
          <table:table-cell office:value-type="float" office:value="227760" calcext:value-type="float">
            <text:p>227 760</text:p>
          </table:table-cell>
          <table:table-cell table:formula="of:=[.B6]/SUM([.B$5:.B$10])" office:value-type="percentage" office:value="0.230520949411097" calcext:value-type="percentage">
            <text:p>23,1%</text:p>
          </table:table-cell>
          <table:table-cell office:value-type="float" office:value="121200" calcext:value-type="float">
            <text:p>121 200</text:p>
          </table:table-cell>
          <table:table-cell table:formula="of:=[.D6]/SUM([.D$5:.D$10])" office:value-type="percentage" office:value="0.388786773550951" calcext:value-type="percentage">
            <text:p>38,9%</text:p>
          </table:table-cell>
          <table:table-cell office:value-type="float" office:value="3475305" calcext:value-type="float">
            <text:p>3 475 305</text:p>
          </table:table-cell>
          <table:table-cell table:formula="of:=[.F6]/SUM([.F$5:.F$10])" office:value-type="percentage" office:value="0.121876056020331" calcext:value-type="percentage">
            <text:p>12,2%</text:p>
          </table:table-cell>
          <table:table-cell office:value-type="float" office:value="4099789" calcext:value-type="float">
            <text:p>4 099 789</text:p>
          </table:table-cell>
          <table:table-cell table:formula="of:=[.H6]/SUM([.H$5:.H$10])" office:value-type="percentage" office:value="0.0263424599662349" calcext:value-type="percentage">
            <text:p>2,6%</text:p>
          </table:table-cell>
        </table:table-row>
        <table:table-row table:style-name="ro1">
          <table:table-cell office:value-type="string" calcext:value-type="string">
            <text:p>Chèvres</text:p>
          </table:table-cell>
          <table:table-cell office:value-type="float" office:value="60933" calcext:value-type="float">
            <text:p>60 933</text:p>
          </table:table-cell>
          <table:table-cell table:formula="of:=[.B7]/SUM([.B$5:.B$10])" office:value-type="percentage" office:value="0.0616716412472179" calcext:value-type="percentage">
            <text:p>6,2%</text:p>
          </table:table-cell>
          <table:table-cell office:value-type="float" office:value="14336" calcext:value-type="float">
            <text:p>14 336</text:p>
          </table:table-cell>
          <table:table-cell table:formula="of:=[.D7]/SUM([.D$5:.D$10])" office:value-type="percentage" office:value="0.0459871880002181" calcext:value-type="percentage">
            <text:p>4,6%</text:p>
          </table:table-cell>
          <table:table-cell office:value-type="float" office:value="888654" calcext:value-type="float">
            <text:p>888 654</text:p>
          </table:table-cell>
          <table:table-cell table:formula="of:=[.F7]/SUM([.F$5:.F$10])" office:value-type="percentage" office:value="0.0311643567073081" calcext:value-type="percentage">
            <text:p>3,1%</text:p>
          </table:table-cell>
          <table:table-cell office:value-type="float" office:value="977016" calcext:value-type="float">
            <text:p>977 016</text:p>
          </table:table-cell>
          <table:table-cell table:formula="of:=[.H7]/SUM([.H$5:.H$10])" office:value-type="percentage" office:value="0.00627764132894912" calcext:value-type="percentage">
            <text:p>0,6%</text:p>
          </table:table-cell>
        </table:table-row>
        <table:table-row table:style-name="ro1">
          <table:table-cell office:value-type="string" calcext:value-type="string">
            <text:p>Brebis laitières</text:p>
          </table:table-cell>
          <table:table-cell office:value-type="float" office:value="7318" calcext:value-type="float">
            <text:p>7 318</text:p>
          </table:table-cell>
          <table:table-cell table:formula="of:=[.B8]/SUM([.B$5:.B$10])" office:value-type="percentage" office:value="0.00740671016767828" calcext:value-type="percentage">
            <text:p>0,7%</text:p>
          </table:table-cell>
          <table:table-cell office:value-type="float" office:value="5458" calcext:value-type="float">
            <text:p>5 458</text:p>
          </table:table-cell>
          <table:table-cell table:formula="of:=[.D8]/SUM([.D$5:.D$10])" office:value-type="percentage" office:value="0.0175082360564447" calcext:value-type="percentage">
            <text:p>1,8%</text:p>
          </table:table-cell>
          <table:table-cell office:value-type="float" office:value="1171848" calcext:value-type="float">
            <text:p>1 171 848</text:p>
          </table:table-cell>
          <table:table-cell table:formula="of:=[.F8]/SUM([.F$5:.F$10])" office:value-type="percentage" office:value="0.0410957347614995" calcext:value-type="percentage">
            <text:p>4,1%</text:p>
          </table:table-cell>
          <table:table-cell office:value-type="float" office:value="1387190" calcext:value-type="float">
            <text:p>1 387 190</text:p>
          </table:table-cell>
          <table:table-cell table:formula="of:=[.H8]/SUM([.H$5:.H$10])" office:value-type="percentage" office:value="0.00891314090568111" calcext:value-type="percentage">
            <text:p>0,9%</text:p>
          </table:table-cell>
        </table:table-row>
        <table:table-row table:style-name="ro1">
          <table:table-cell office:value-type="string" calcext:value-type="string">
            <text:p>Brebis nourrices</text:p>
          </table:table-cell>
          <table:table-cell office:value-type="float" office:value="153911" calcext:value-type="float">
            <text:p>153 911</text:p>
          </table:table-cell>
          <table:table-cell table:formula="of:=[.B9]/SUM([.B$5:.B$10])" office:value-type="percentage" office:value="0.155776737990917" calcext:value-type="percentage">
            <text:p>15,6%</text:p>
          </table:table-cell>
          <table:table-cell office:value-type="float" office:value="49918" calcext:value-type="float">
            <text:p>49 918</text:p>
          </table:table-cell>
          <table:table-cell table:formula="of:=[.D9]/SUM([.D$5:.D$10])" office:value-type="percentage" office:value="0.160127542591719" calcext:value-type="percentage">
            <text:p>16,0%</text:p>
          </table:table-cell>
          <table:table-cell office:value-type="float" office:value="6581035" calcext:value-type="float">
            <text:p>6 581 035</text:p>
          </table:table-cell>
          <table:table-cell table:formula="of:=[.F9]/SUM([.F$5:.F$10])" office:value-type="percentage" office:value="0.230791424157523" calcext:value-type="percentage">
            <text:p>23,1%</text:p>
          </table:table-cell>
          <table:table-cell office:value-type="float" office:value="4142872" calcext:value-type="float">
            <text:p>4 142 872</text:p>
          </table:table-cell>
          <table:table-cell table:formula="of:=[.H9]/SUM([.H$5:.H$10])" office:value-type="percentage" office:value="0.0266192820667687" calcext:value-type="percentage">
            <text:p>2,7%</text:p>
          </table:table-cell>
        </table:table-row>
        <table:table-row table:style-name="ro1">
          <table:table-cell office:value-type="string" calcext:value-type="string">
            <text:p>Poulets chair et coqs</text:p>
          </table:table-cell>
          <table:table-cell office:value-type="float" office:value="269538" calcext:value-type="float">
            <text:p>269 538</text:p>
          </table:table-cell>
          <table:table-cell table:formula="of:=[.B10]/SUM([.B$5:.B$10])" office:value-type="percentage" office:value="0.272805390157921" calcext:value-type="percentage">
            <text:p>27,3%</text:p>
          </table:table-cell>
          <table:table-cell office:value-type="float" office:value="38400" calcext:value-type="float">
            <text:p>38 400</text:p>
          </table:table-cell>
          <table:table-cell table:formula="of:=[.D10]/SUM([.D$5:.D$10])" office:value-type="percentage" office:value="0.123179967857727" calcext:value-type="percentage">
            <text:p>12,3%</text:p>
          </table:table-cell>
          <table:table-cell office:value-type="float" office:value="10698514" calcext:value-type="float">
            <text:p>10 698 514</text:p>
          </table:table-cell>
          <table:table-cell table:formula="of:=[.F10]/SUM([.F$5:.F$10])" office:value-type="percentage" office:value="0.375187988276798" calcext:value-type="percentage">
            <text:p>37,5%</text:p>
          </table:table-cell>
          <table:table-cell office:value-type="float" office:value="141311588" calcext:value-type="float">
            <text:p>141 311 588</text:p>
          </table:table-cell>
          <table:table-cell table:formula="of:=[.H10]/SUM([.H$5:.H$10])" office:value-type="percentage" office:value="0.90797230044158" calcext:value-type="percentage">
            <text:p>90,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grouping="true"/>
    </number:number-style>
    <number:percentage-style style:name="N110">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09:46:45.3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